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xml" manifest:full-path="Formula-8/settings.xml"/>
  <manifest:file-entry manifest:media-type="application/xml" manifest:full-path="Formula-8/content.xml"/>
  <manifest:file-entry manifest:media-type="application/xml" manifest:full-path="Formula-6/settings.xml"/>
  <manifest:file-entry manifest:media-type="application/xml" manifest:full-path="Formula-6/content.xml"/>
  <manifest:file-entry manifest:media-type="application/xml" manifest:full-path="Formula-4/settings.xml"/>
  <manifest:file-entry manifest:media-type="application/xml" manifest:full-path="Formula-4/content.xml"/>
  <manifest:file-entry manifest:media-type="application/xml" manifest:full-path="Formula-2/settings.xml"/>
  <manifest:file-entry manifest:media-type="application/xml" manifest:full-path="Formula-2/content.xml"/>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meta.xml"/>
  <manifest:file-entry manifest:media-type="application/xml" manifest:full-path="settings.xml"/>
  <manifest:file-entry manifest:media-type="image/png" manifest:full-path="Thumbnails/thumbnail.png"/>
  <manifest:file-entry manifest:media-type="application/xml" manifest:full-path="styles.xml"/>
  <manifest:file-entry manifest:media-type="font/ttf" manifest:full-path="Fonts/Font_URW_Gothic_1.ttf"/>
  <manifest:file-entry manifest:media-type="font/ttf" manifest:full-path="Fonts/Font_Hack_1.ttf"/>
  <manifest:file-entry manifest:media-type="font/ttf" manifest:full-path="Fonts/Font_Hack_2.ttf"/>
  <manifest:file-entry manifest:media-type="font/ttf" manifest:full-path="Fonts/Font_Hack_3.ttf"/>
  <manifest:file-entry manifest:media-type="font/ttf" manifest:full-path="Fonts/Font_Hack_4.ttf"/>
  <manifest:file-entry manifest:media-type="application/vnd.oasis.opendocument.formula" manifest:full-path="Formula-8/"/>
  <manifest:file-entry manifest:media-type="application/vnd.oasis.opendocument.formula" manifest:full-path="Formula-8/"/>
  <manifest:file-entry manifest:media-type="application/vnd.oasis.opendocument.formula" manifest:full-path="Formula-6/"/>
  <manifest:file-entry manifest:media-type="application/vnd.oasis.opendocument.formula" manifest:full-path="Formula-6/"/>
  <manifest:file-entry manifest:media-type="application/vnd.oasis.opendocument.formula" manifest:full-path="Formula-4/"/>
  <manifest:file-entry manifest:media-type="application/vnd.oasis.opendocument.formula" manifest:full-path="Formula-4/"/>
  <manifest:file-entry manifest:media-type="application/vnd.oasis.opendocument.formula" manifest:full-path="Formula-2/"/>
  <manifest:file-entry manifest:media-type="application/vnd.oasis.opendocument.formula" manifest:full-path="Formula-2/"/>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paragraph-properties fo:margin-top="0in" fo:margin-bottom="0in"/>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Preformatted_20_Text">
    </style:style>
    <style:style style:name="P22" style:family="paragraph" style:parent-style-name="Text_20_body" style:list-style-name="L20">
      <style:paragraph-properties fo:margin-top="0in" fo:margin-bottom="0in"/>
    </style:style>
    <style:style style:name="P23" style:family="paragraph" style:parent-style-name="Text_20_body" style:list-style-name="L21">
      <style:paragraph-properties fo:margin-top="0in" fo:margin-bottom="0in"/>
    </style:style>
    <style:style style:name="P24" style:family="paragraph" style:parent-style-name="Text_20_body" style:list-style-name="L22">
      <style:paragraph-properties fo:margin-top="0in" fo:margin-bottom="0in"/>
    </style:style>
    <style:style style:name="P25" style:family="paragraph" style:parent-style-name="Text_20_body" style:list-style-name="L23">
      <style:paragraph-properties fo:margin-top="0in" fo:margin-bottom="0in"/>
    </style:style>
    <style:style style:name="P26" style:family="paragraph" style:parent-style-name="Text_20_body" style:list-style-name="L24">
      <style:paragraph-properties fo:margin-top="0in" fo:margin-bottom="0in"/>
    </style:style>
    <style:style style:name="P27" style:family="paragraph" style:parent-style-name="Text_20_body" style:list-style-name="L25">
      <style:paragraph-properties fo:margin-top="0in" fo:margin-bottom="0in"/>
    </style:style>
    <style:style style:name="P28" style:family="paragraph" style:parent-style-name="Text_20_body" style:list-style-name="L26">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P31" style:family="paragraph" style:parent-style-name="Text_20_body" style:list-style-name="L28">
      <style:paragraph-properties fo:margin-top="0in" fo:margin-bottom="0in"/>
    </style:style>
    <style:style style:name="P32" style:family="paragraph" style:parent-style-name="Text_20_body" style:list-style-name="L29">
      <style:paragraph-properties fo:margin-top="0in" fo:margin-bottom="0in"/>
    </style:style>
    <style:style style:name="P33" style:family="paragraph" style:parent-style-name="Text_20_body" style:list-style-name="L30">
      <style:paragraph-properties fo:margin-top="0in" fo:margin-bottom="0in"/>
    </style:style>
    <style:style style:name="P34" style:family="paragraph" style:parent-style-name="Text_20_body" style:list-style-name="L31">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Text_20_body" style:list-style-name="L32">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Text_20_body" style:list-style-name="L33">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Text_20_body" style:list-style-name="L34">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Text_20_body" style:list-style-name="L35">
    </style:style>
    <style:style style:name="P70" style:family="paragraph" style:parent-style-name="Text_20_body" style:list-style-name="L36">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Text_20_body" style:list-style-name="L37">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Text_20_body" style:list-style-name="L38">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Text_20_body" style:list-style-name="L39">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40">
    </style:style>
    <style:style style:name="P94" style:family="paragraph" style:parent-style-name="Text_20_body" style:list-style-name="L41">
      <style:paragraph-properties fo:margin-top="0in" fo:margin-bottom="0in"/>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Text_20_body" style:list-style-name="L42">
      <style:paragraph-properties fo:margin-top="0in" fo:margin-bottom="0in"/>
    </style:style>
    <style:style style:name="P105" style:family="paragraph" style:parent-style-name="Text_20_body" style:list-style-name="L43">
      <style:paragraph-properties fo:margin-top="0in" fo:margin-bottom="0in"/>
    </style:style>
    <style:style style:name="P106" style:family="paragraph" style:parent-style-name="Text_20_body" style:list-style-name="L44">
      <style:paragraph-properties fo:margin-top="0in" fo:margin-bottom="0in"/>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Text_20_body" style:list-style-name="L45">
      <style:paragraph-properties fo:margin-top="0in" fo:margin-bottom="0in"/>
    </style:style>
    <style:style style:name="P120" style:family="paragraph" style:parent-style-name="Text_20_body" style:list-style-name="L46">
      <style:paragraph-properties fo:margin-top="0in" fo:margin-bottom="0in"/>
    </style:style>
    <style:style style:name="P121" style:family="paragraph" style:parent-style-name="Text_20_body" style:list-style-name="L47">
      <style:paragraph-properties fo:margin-top="0in" fo:margin-bottom="0in"/>
    </style:style>
    <style:style style:name="P122" style:family="paragraph" style:parent-style-name="Text_20_body" style:list-style-name="L48">
      <style:paragraph-properties fo:margin-top="0in" fo:margin-bottom="0in"/>
    </style:style>
    <style:style style:name="P123" style:family="paragraph" style:parent-style-name="Text_20_body" style:list-style-name="L49">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Text_20_body" style:list-style-name="L50">
      <style:paragraph-properties fo:margin-top="0in" fo:margin-bottom="0in"/>
    </style:style>
    <style:style style:name="P135" style:family="paragraph" style:parent-style-name="Text_20_body" style:list-style-name="L51">
    </style:style>
    <style:style style:name="P136" style:family="paragraph" style:parent-style-name="Text_20_body" style:list-style-name="L52">
      <style:paragraph-properties fo:margin-top="0in" fo:margin-bottom="0in"/>
    </style:style>
    <style:style style:name="P137" style:family="paragraph" style:parent-style-name="Text_20_body" style:list-style-name="L53">
      <style:paragraph-properties fo:margin-top="0in" fo:margin-bottom="0in"/>
    </style:style>
    <style:style style:name="P138" style:family="paragraph" style:parent-style-name="Text_20_body" style:list-style-name="L54">
      <style:paragraph-properties fo:margin-top="0in" fo:margin-bottom="0in"/>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Text_20_body" style:list-style-name="L55">
      <style:paragraph-properties fo:margin-top="0in" fo:margin-bottom="0in"/>
    </style:style>
    <style:style style:name="P151" style:family="paragraph" style:parent-style-name="Text_20_body" style:list-style-name="L56">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Text_20_body" style:list-style-name="L57">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Text_20_body" style:list-style-name="L58">
      <style:paragraph-properties fo:margin-top="0in" fo:margin-bottom="0in"/>
    </style:style>
    <style:style style:name="P192" style:family="paragraph" style:parent-style-name="Text_20_body" style:list-style-name="L59">
      <style:paragraph-properties fo:margin-top="0in" fo:margin-bottom="0in"/>
    </style:style>
    <style:style style:name="P193" style:family="paragraph" style:parent-style-name="Text_20_body" style:list-style-name="L60">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Text_20_body" style:list-style-name="L61">
      <style:paragraph-properties fo:margin-top="0in" fo:margin-bottom="0in"/>
    </style:style>
    <style:style style:name="P198" style:family="paragraph" style:parent-style-name="Text_20_body" style:list-style-name="L62">
    </style:style>
    <style:style style:name="P199" style:family="paragraph" style:parent-style-name="Text_20_body" style:list-style-name="L63">
      <style:paragraph-properties fo:margin-top="0in" fo:margin-bottom="0in"/>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Text_20_body" style:list-style-name="L64">
      <style:paragraph-properties fo:margin-top="0in" fo:margin-bottom="0in"/>
    </style:style>
  </office:automatic-styles>
  <office:body>
    <office:text>
      <text:h text:style-name="Heading_20_1" text:outline-level="1"><text:bookmark-start text:name="introduction"/>Introduction<text:bookmark-end text:name="introduction"/></text:h>
      <text:h text:style-name="Heading_20_2" text:outline-level="2"><text:bookmark-start text:name="class-and-object-basics"/>Class and Object Basics<text:bookmark-end text:name="class-and-object-basics"/></text:h>
      <text:list text:style-name="L1">
        <text:list-item>
          <text:p text:style-name="P1">Classes vs. Objects</text:p>
          <text:list text:style-name="L2">
            <text:list-item>
              <text:p text:style-name="P2">A <text:span text:style-name="T1">class</text:span> is a specification, blueprint, or template for an object; it is the code that describes what data the object stores and what it can do</text:p>
            </text:list-item>
            <text:list-item>
              <text:p text:style-name="P2">An <text:span text:style-name="T1">object</text:span> is a single instance of a class, created using its “template.” It is executing code, with specific values stored in each variable</text:p>
            </text:list-item>
            <text:list-item>
              <text:p text:style-name="P2">To <text:span text:style-name="T1">instantiate</text:span> an object is to create a new object from a class</text:p>
            </text:list-item>
          </text:list>
        </text:list-item>
        <text:list-item>
          <text:p text:style-name="P1">Object design basics</text:p>
          <text:list text:style-name="L3">
            <text:list-item>
              <text:p text:style-name="P3">Objects have <text:span text:style-name="T1">attributes</text:span>: data stored in the object. This data is different in each instance, although the type of data is defined in the class.</text:p>
            </text:list-item>
            <text:list-item>
              <text:p text:style-name="P3">Objects have <text:span text:style-name="T1">methods</text:span>: functions that use or modify the object’s data. The code for these functions is defined in the class, but it is executed on (and modifies) a specific object</text:p>
            </text:list-item>
          </text:list>
        </text:list-item>
        <text:list-item>
          <text:p text:style-name="P1">Encapsulation: An important principle in class/object design</text:p>
          <text:list text:style-name="L4">
            <text:list-item>
              <text:p text:style-name="P4">Attribute data is stored in <text:span text:style-name="T1">instance variables</text:span>, a special kind of variable</text:p>
            </text:list-item>
            <text:list-item>
              <text:p text:style-name="P4">Called “instance” because each instance, i.e. object, has its own copy of them</text:p>
            </text:list-item>
            <text:list-item>
              <text:p text:style-name="P4"><text:span text:style-name="T1">Encapsulation</text:span> means instance variables (attributes) are “hidden” inside an object: other code cannot access them directly</text:p>
              <text:list text:style-name="L5">
                <text:list-item>
                  <text:p text:style-name="P5">Only the object’s own methods can access the instance variables</text:p>
                </text:list-item>
                <text:list-item>
                  <text:p text:style-name="P5">Other code must “ask permission” from the object in order to read or write the variables</text:p>
                </text:list-item>
              </text:list>
            </text:list-item>
          </text:list>
        </text:list-item>
      </text:list>
      <text:h text:style-name="Heading_20_2" text:outline-level="2"><text:bookmark-start text:name="writing-our-first-class"/>Writing Our First Class<text:bookmark-end text:name="writing-our-first-class"/></text:h>
      <text:list text:style-name="L6">
        <text:list-item>
          <text:p text:style-name="P6">Designing the class</text:p>
          <text:list text:style-name="L7">
            <text:list-item>
              <text:p text:style-name="P7">Our first class will be used to represent rectangles; each instance (object) will represent one rectangle</text:p>
            </text:list-item>
            <text:list-item>
              <text:p text:style-name="P7">Attributes of a rectangle:</text:p>
              <text:list text:style-name="L8">
                <text:list-item>
                  <text:p text:style-name="P8">Length</text:p>
                </text:list-item>
                <text:list-item>
                  <text:p text:style-name="P8">Width</text:p>
                </text:list-item>
              </text:list>
            </text:list-item>
            <text:list-item>
              <text:p text:style-name="P7">Methods that will use the rectangle’s attributes</text:p>
              <text:list text:style-name="L9">
                <text:list-item>
                  <text:p text:style-name="P9">Get length</text:p>
                </text:list-item>
                <text:list-item>
                  <text:p text:style-name="P9">Get width</text:p>
                </text:list-item>
                <text:list-item>
                  <text:p text:style-name="P9">Set length</text:p>
                </text:list-item>
                <text:list-item>
                  <text:p text:style-name="P9">Set width</text:p>
                </text:list-item>
                <text:list-item>
                  <text:p text:style-name="P9">Compute the rectangle’s area</text:p>
                </text:list-item>
              </text:list>
            </text:list-item>
            <text:list-item>
              <text:p text:style-name="P7">Note that the first four are a specific type of method called “getters” and “setters” because they allow other code to read (get) or write (set) the rectangle’s instance variables while respecting encapsulation</text:p>
            </text:list-item>
          </text:list>
        </text:list-item>
      </text:list>
      <text:p text:style-name="First_20_paragraph">The Rectangle class:</text:p>
      <text:p text:style-name="P10">!include code/snippets/rectangle.cs</text:p>
      <text:p text:style-name="First_20_paragraph">Let’s look at each part of this code in order.</text:p>
      <text:list text:style-name="L10">
        <text:list-item>
          <text:p text:style-name="P11">Attributes</text:p>
          <text:list text:style-name="L11">
            <text:list-item>
              <text:p text:style-name="P12">Each attribute (length and width) is stored in an instance variable</text:p>
            </text:list-item>
            <text:list-item>
              <text:p text:style-name="P12">Instance variables are declared similarly to “regular” variables, but with one additional feature: the <text:span text:style-name="T1">access modifier</text:span></text:p>
            </text:list-item>
            <text:list-item>
              <text:p text:style-name="P12">Syntax: <text:span text:style-name="Source_Text">[access modifier] [type] [variable name]</text:span></text:p>
            </text:list-item>
            <text:list-item>
              <text:p text:style-name="P12">The access modifier can have several values, the most common of which are <text:span text:style-name="Source_Text">public</text:span> and <text:span text:style-name="Source_Text">private</text:span>. (There are other access modifiers, such as <text:span text:style-name="Source_Text">protected</text:span> and <text:span text:style-name="Source_Text">internal</text:span>, but in this class we will only be using <text:span text:style-name="Source_Text">public</text:span> and <text:span text:style-name="Source_Text">private</text:span>).</text:p>
            </text:list-item>
            <text:list-item>
              <text:p text:style-name="P12">An access modifier of <text:span text:style-name="Source_Text">private</text:span> is what enforces encapsulation: when you use this access modifier, it means the instance variable cannot be accessed by any code outside the <text:span text:style-name="Source_Text">Rectangle</text:span> class</text:p>
            </text:list-item>
            <text:list-item>
              <text:p text:style-name="P12">The C# compiler will give you an error if you write code that attempts to use a <text:span text:style-name="Source_Text">private</text:span> instance variable anywhere other than a method of that variable’s class</text:p>
            </text:list-item>
          </text:list>
        </text:list-item>
        <text:list-item>
          <text:p text:style-name="P11">SetLength method, an example of a “setter” method</text:p>
          <text:list text:style-name="L12">
            <text:list-item>
              <text:p text:style-name="P13">This method will allow code outside the <text:span text:style-name="Source_Text">Rectangle</text:span> class to modify a <text:span text:style-name="Source_Text">Rectangle</text:span> object’s “length” attribute</text:p>
            </text:list-item>
            <text:list-item>
              <text:p text:style-name="P13">Note that the header of this method has an access modifier, just like the instance variable</text:p>
            </text:list-item>
            <text:list-item>
              <text:p text:style-name="P13">In this case the access modifier is <text:span text:style-name="Source_Text">public</text:span> because we <text:span text:style-name="T2">want</text:span> to allow other code to call the <text:span text:style-name="Source_Text">SetLength</text:span> method</text:p>
            </text:list-item>
            <text:list-item>
              <text:p text:style-name="P13">Syntax of a method declaration: <text:span text:style-name="Source_Text">[access modifier] [return type] [method name]([parameters])</text:span></text:p>
            </text:list-item>
            <text:list-item>
              <text:p text:style-name="P13">This method has one <text:span text:style-name="T1">parameter</text:span>, named <text:span text:style-name="Source_Text">lengthParameter</text:span>, whose type is <text:span text:style-name="Source_Text">int</text:span>. This means the method must be called with one <text:span text:style-name="T1">argument</text:span> that is <text:span text:style-name="Source_Text">int</text:span> type.</text:p>
              <text:list text:style-name="L13">
                <text:list-item>
                  <text:p text:style-name="P14">Similar to how <text:span text:style-name="Source_Text">Console.WriteLine</text:span> must be called with one argument that is <text:span text:style-name="Source_Text">string</text:span> type – the <text:span text:style-name="Source_Text">Console.WriteLine</text:span> declaration has one parameter that is <text:span text:style-name="Source_Text">string</text:span> type.</text:p>
                </text:list-item>
                <text:list-item>
                  <text:p text:style-name="P14">Note that it is declared just like a variable, with a type and a name</text:p>
                </text:list-item>
              </text:list>
            </text:list-item>
            <text:list-item>
              <text:p text:style-name="P13">A parameter works like a variable: it has a type and a value, and you can use it in expressions and assignment</text:p>
            </text:list-item>
            <text:list-item>
              <text:p text:style-name="P13">When you call a method with a particular argument, like 15, the parameter is assigned this value, so within the method’s code you can assume the parameter value is “the argument to this method”</text:p>
            </text:list-item>
            <text:list-item>
              <text:p text:style-name="P13">The body of the <text:span text:style-name="Source_Text">SetLength</text:span> method has one statement, which assigns the instance variable <text:span text:style-name="Source_Text">length</text:span> to the value contained in the parameter <text:span text:style-name="Source_Text">lengthParameter</text:span>. In other words, whatever argument <text:span text:style-name="Source_Text">SetLength</text:span> is called with will get assigned to <text:span text:style-name="Source_Text">length</text:span></text:p>
            </text:list-item>
            <text:list-item>
              <text:p text:style-name="P13">This is why it is called a “setter”: <text:span text:style-name="Source_Text">SetLength(15)</text:span> will set <text:span text:style-name="Source_Text">length</text:span> to 15.</text:p>
            </text:list-item>
          </text:list>
        </text:list-item>
        <text:list-item>
          <text:p text:style-name="P11">GetLength method, an example of a “getter” method</text:p>
          <text:list text:style-name="L14">
            <text:list-item>
              <text:p text:style-name="P15">This method will allow code outside the <text:span text:style-name="Source_Text">Rectangle</text:span> class to read the current value of a <text:span text:style-name="Source_Text">Rectangle</text:span> object’s “length” attribute</text:p>
            </text:list-item>
            <text:list-item>
              <text:p text:style-name="P15">The <text:span text:style-name="T1">return type</text:span> of this method is <text:span text:style-name="Source_Text">int</text:span>, which means that the value it returns to the calling code is an <text:span text:style-name="Source_Text">int</text:span> value</text:p>
            </text:list-item>
            <text:list-item>
              <text:p text:style-name="P15">Recall that <text:span text:style-name="Source_Text">Console.ReadLine()</text:span> returns a <text:span text:style-name="Source_Text">string</text:span> value to the caller, which is why you can write <text:span text:style-name="Source_Text">string userInput = Console.ReadLine()</text:span>. The <text:span text:style-name="Source_Text">GetLength</text:span> method will do the same thing, only with an <text:span text:style-name="Source_Text">int</text:span> instead of a <text:span text:style-name="Source_Text">string</text:span></text:p>
            </text:list-item>
            <text:list-item>
              <text:p text:style-name="P15">This method has no parameters, so you do not provide any arguments when calling it. “Getter” methods never have parameters, since their purpose is to “get” (read) a value, not change anything</text:p>
            </text:list-item>
            <text:list-item>
              <text:p text:style-name="P15">The body of <text:span text:style-name="Source_Text">GetLength</text:span> has one statement, which uses a new keyword: <text:span text:style-name="Source_Text">return</text:span>. This keyword declares what will be returned by the method, i.e. what particular value will be given to the caller to use in an expression.</text:p>
            </text:list-item>
            <text:list-item>
              <text:p text:style-name="P15">In a “getter” method, the value we return is the instance variable that corresponds to the attribute named in the method. <text:span text:style-name="Source_Text">GetLength</text:span> returns the <text:span text:style-name="Source_Text">length</text:span> instance variable.</text:p>
            </text:list-item>
          </text:list>
        </text:list-item>
        <text:list-item>
          <text:p text:style-name="P11">SetWidth method</text:p>
          <text:list text:style-name="L15">
            <text:list-item>
              <text:p text:style-name="P16">This is another “setter” method, so it looks very similar to <text:span text:style-name="Source_Text">SetLength</text:span></text:p>
            </text:list-item>
            <text:list-item>
              <text:p text:style-name="P16">It takes one parameter (<text:span text:style-name="Source_Text">widthParameter</text:span>) and assigns it to the <text:span text:style-name="Source_Text">width</text:span> instance variable</text:p>
            </text:list-item>
            <text:list-item>
              <text:p text:style-name="P16">Note that the return type of both setters is <text:span text:style-name="Source_Text">void</text:span>. The return type <text:span text:style-name="Source_Text">void</text:span> means “this method does not return a value.” <text:span text:style-name="Source_Text">Console.WriteLine</text:span> is an example of a <text:span text:style-name="Source_Text">void</text:span> method we’ve used already.</text:p>
            </text:list-item>
            <text:list-item>
              <text:p text:style-name="P16">Since the return type is <text:span text:style-name="Source_Text">void</text:span>, there is no <text:span text:style-name="Source_Text">return</text:span> statement in this method</text:p>
            </text:list-item>
          </text:list>
        </text:list-item>
        <text:list-item>
          <text:p text:style-name="P11">GetWidth method</text:p>
          <text:list text:style-name="L16">
            <text:list-item>
              <text:p text:style-name="P17">This is the “getter” method for the width attribute</text:p>
            </text:list-item>
            <text:list-item>
              <text:p text:style-name="P17">It looks very similar to <text:span text:style-name="Source_Text">GetLength</text:span>, except the instance variable in the <text:span text:style-name="Source_Text">return</text:span> statement is <text:span text:style-name="Source_Text">width</text:span> rather than <text:span text:style-name="Source_Text">length</text:span></text:p>
            </text:list-item>
          </text:list>
        </text:list-item>
        <text:list-item>
          <text:p text:style-name="P11">The ComputeArea method</text:p>
          <text:list text:style-name="L17">
            <text:list-item>
              <text:p text:style-name="P18">This is <text:span text:style-name="T2">not</text:span> a getter or setter: its goal is not to read or write a single instance variable</text:p>
            </text:list-item>
            <text:list-item>
              <text:p text:style-name="P18">The goal of this method is to compute and return the rectangle’s area</text:p>
            </text:list-item>
            <text:list-item>
              <text:p text:style-name="P18">Since the area of the rectangle will be an <text:span text:style-name="Source_Text">int</text:span> (it is the product of two <text:span text:style-name="Source_Text">int</text:span>s), we declare the return type of the method to be <text:span text:style-name="Source_Text">int</text:span></text:p>
            </text:list-item>
            <text:list-item>
              <text:p text:style-name="P18">This method has no parameters, because it does not need any arguments. Its only “input” is the instance variables, and it will always do the same thing every time you call it.</text:p>
            </text:list-item>
            <text:list-item>
              <text:p text:style-name="P18">The body of the method has a <text:span text:style-name="Source_Text">return</text:span> statement with an expression, rather than a single variable</text:p>
            </text:list-item>
            <text:list-item>
              <text:p text:style-name="P18">When you write <text:span text:style-name="Source_Text">return [expression]</text:span>, the expression will be evaluated first, then the resulting value will be used by the <text:span text:style-name="Source_Text">return</text:span> command</text:p>
            </text:list-item>
            <text:list-item>
              <text:p text:style-name="P18">In this case, the expression <text:span text:style-name="Source_Text">length * width</text:span> will be evaluated, which computes the area of the rectangle. Since both <text:span text:style-name="Source_Text">length</text:span> and <text:span text:style-name="Source_Text">width</text:span> are <text:span text:style-name="Source_Text">int</text:span>s, the <text:span text:style-name="Source_Text">int</text:span> version of the <text:span text:style-name="Source_Text">*</text:span> operator executes, and it produces an <text:span text:style-name="Source_Text">int</text:span> result. This resulting <text:span text:style-name="Source_Text">int</text:span> is what the method returns.</text:p>
            </text:list-item>
          </text:list>
        </text:list-item>
      </text:list>
      <text:h text:style-name="Heading_20_2" text:outline-level="2"><text:bookmark-start text:name="using-our-class"/>Using Our Class<text:bookmark-end text:name="using-our-class"/></text:h>
      <text:list text:style-name="L18">
        <text:list-item>
          <text:p text:style-name="P19">We’ve written a class, but it does not do anything yet</text:p>
          <text:list text:style-name="L19">
            <text:list-item>
              <text:p text:style-name="P20">The class is a blueprint for an object, not an object</text:p>
            </text:list-item>
            <text:list-item>
              <text:p text:style-name="P20">To make it “do something” (i.e. execute some methods), we need to instantiate an object using this class</text:p>
            </text:list-item>
            <text:list-item>
              <text:p text:style-name="P20">The code that does this should be in a separate file (e.g. Program.cs), not in Rectangle.cs</text:p>
            </text:list-item>
          </text:list>
        </text:list-item>
        <text:list-item>
          <text:p text:style-name="P19">Here is a program that uses our <text:span text:style-name="Source_Text">Rectangle</text:span> class:</text:p>
        </text:list-item>
      </text:list>
      <text:p text:style-name="P21">!include code/snippets/rectangleMain.cs</text:p>
      <text:list text:style-name="L20">
        <text:list-item>
          <text:p text:style-name="P22">Instantiating an object</text:p>
          <text:list text:style-name="L21">
            <text:list-item>
              <text:p text:style-name="P23">The first line of code creates a <text:span text:style-name="Source_Text">Rectangle</text:span> object</text:p>
            </text:list-item>
            <text:list-item>
              <text:p text:style-name="P23">The left side of the <text:span text:style-name="Source_Text">=</text:span> sign is a variable declaration – it declares a variable of type <text:span text:style-name="Source_Text">Rectangle</text:span></text:p>
              <text:list text:style-name="L22">
                <text:list-item>
                  <text:p text:style-name="P24">Classes we write become new data types in C#</text:p>
                </text:list-item>
              </text:list>
            </text:list-item>
            <text:list-item>
              <text:p text:style-name="P23">The right side of the <text:span text:style-name="Source_Text">=</text:span> sign assigns this variable a value: a <text:span text:style-name="Source_Text">Rectangle</text:span> object</text:p>
            </text:list-item>
            <text:list-item>
              <text:p text:style-name="P23">We <text:span text:style-name="T1">instantiate</text:span> an object by writing the keyword <text:span text:style-name="Source_Text">new</text:span> followed by the name of the class (syntax: <text:span text:style-name="Source_Text">new [class name]()</text:span>). The empty parentheses are required, but we will explain why later.</text:p>
            </text:list-item>
            <text:list-item>
              <text:p text:style-name="P23">This statement is really an initialization statement: It declares and assigns a variable in one line</text:p>
            </text:list-item>
            <text:list-item>
              <text:p text:style-name="P23">The value of the <text:span text:style-name="Source_Text">myRectangle</text:span> variable is the <text:span text:style-name="Source_Text">Rectangle</text:span> object that was created by <text:span text:style-name="Source_Text">new Rectangle()</text:span></text:p>
            </text:list-item>
          </text:list>
        </text:list-item>
        <text:list-item>
          <text:p text:style-name="P22">Calling setters on the object</text:p>
          <text:list text:style-name="L23">
            <text:list-item>
              <text:p text:style-name="P25">The next two lines of code call the <text:span text:style-name="Source_Text">SetLength</text:span> and <text:span text:style-name="Source_Text">SetWidth</text:span> methods on the object</text:p>
            </text:list-item>
            <text:list-item>
              <text:p text:style-name="P25">Syntax: <text:span text:style-name="Source_Text">[object name].[method name]([argument])</text:span>. Note the “dot operator” between the variable name and the method name.</text:p>
            </text:list-item>
            <text:list-item>
              <text:p text:style-name="P25"><text:span text:style-name="Source_Text">SetLength</text:span> is called with an argument of 12, so <text:span text:style-name="Source_Text">lengthParameter</text:span> gets the value 12, and the rectangle’s <text:span text:style-name="Source_Text">length</text:span> instance variable is then assigned this value</text:p>
            </text:list-item>
            <text:list-item>
              <text:p text:style-name="P25">Similarly, <text:span text:style-name="Source_Text">SetWidth</text:span> is called with an argument of 3, so the rectangle’s <text:span text:style-name="Source_Text">width</text:span> instance variable is assigned the value 3</text:p>
            </text:list-item>
          </text:list>
        </text:list-item>
        <text:list-item>
          <text:p text:style-name="P22">Calling ComputeArea</text:p>
          <text:list text:style-name="L24">
            <text:list-item>
              <text:p text:style-name="P26">The next line calls the <text:span text:style-name="Source_Text">ComputeArea</text:span> method and assigns its result to a new variable named <text:span text:style-name="Source_Text">area</text:span></text:p>
            </text:list-item>
            <text:list-item>
              <text:p text:style-name="P26">The syntax is the same as the other method calls</text:p>
            </text:list-item>
            <text:list-item>
              <text:p text:style-name="P26">Since this method has a return value, we need to do something with the return value – we assign it to a variable</text:p>
            </text:list-item>
            <text:list-item>
              <text:p text:style-name="P26">Similar to how you must do something with the result (return value) of <text:span text:style-name="Source_Text">Console.ReadLine()</text:span>, i.e. <text:span text:style-name="Source_Text">string userInput = Console.ReadLine()</text:span></text:p>
            </text:list-item>
          </text:list>
        </text:list-item>
        <text:list-item>
          <text:p text:style-name="P22">Calling getters on the object</text:p>
          <text:list text:style-name="L25">
            <text:list-item>
              <text:p text:style-name="P27">The last line of code displays some information about the rectangle object using string interpolation</text:p>
            </text:list-item>
            <text:list-item>
              <text:p text:style-name="P27">One part of the string interpolation is the <text:span text:style-name="Source_Text">area</text:span> variable, which we’ve seen before</text:p>
            </text:list-item>
            <text:list-item>
              <text:p text:style-name="P27">The other interpolated values are <text:span text:style-name="Source_Text">myRectangle.GetLength()</text:span> and <text:span text:style-name="Source_Text">myRectangle.GetWidth()</text:span></text:p>
            </text:list-item>
            <text:list-item>
              <text:p text:style-name="P27">Looking at the first one: this will call the <text:span text:style-name="Source_Text">GetLength</text:span> method, which has a return value that is an <text:span text:style-name="Source_Text">int</text:span>. Instead of storing the return value in an <text:span text:style-name="Source_Text">int</text:span> variable, we put it in the string interpolation brackets, which means it will be converted to a string using <text:span text:style-name="Source_Text">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26">
        <text:list-item>
          <text:p text:style-name="P28">Consider what happens when you have multiple objects in the same program, like this:</text:p>
          <text:p text:style-name="P29">!include code/snippets/multipleRectangles.cs</text:p>
          <text:list text:style-name="L27">
            <text:list-item>
              <text:p text:style-name="P30">First, we declare a variable of type <text:span text:style-name="Source_Text">Rectangle</text:span></text:p>
            </text:list-item>
            <text:list-item>
              <text:p text:style-name="P30">Then we assign <text:span text:style-name="Source_Text">rect1</text:span> a value, a new <text:span text:style-name="Source_Text">Rectangle</text:span> object that we instantiate</text:p>
            </text:list-item>
            <text:list-item>
              <text:p text:style-name="P30">We call the <text:span text:style-name="Source_Text">SetLength</text:span> and <text:span text:style-name="Source_Text">SetWidth</text:span> methods using <text:span text:style-name="Source_Text">rect1</text:span>, and the <text:span text:style-name="Source_Text">Rectangle</text:span> object that <text:span text:style-name="Source_Text">rect1</text:span> refers to gets its <text:span text:style-name="Source_Text">length</text:span> and <text:span text:style-name="Source_Text">width</text:span> instance variables set to 12 and 3</text:p>
            </text:list-item>
            <text:list-item>
              <text:p text:style-name="P30">Then we create another <text:span text:style-name="Source_Text">Rectangle</text:span> object and assign it to the variable <text:span text:style-name="Source_Text">rect2</text:span> . This object has its own copy of the <text:span text:style-name="Source_Text">length</text:span> and <text:span text:style-name="Source_Text">width</text:span> instance variables, not 12 and 3</text:p>
            </text:list-item>
            <text:list-item>
              <text:p text:style-name="P30">We call the <text:span text:style-name="Source_Text">SetLength</text:span> and <text:span text:style-name="Source_Text">SetWidth</text:span> methods again, using <text:span text:style-name="Source_Text">rect2</text:span> on the left side of the dot instead of <text:span text:style-name="Source_Text">rect1</text:span>. This means the <text:span text:style-name="Source_Text">Rectangle</text:span> object that <text:span text:style-name="Source_Text">rect2</text:span> refers to gets its instance variables set to 7 and 15, while the other <text:span text:style-name="Source_Text">Rectangle</text:span> remains unmodified</text:p>
            </text:list-item>
          </text:list>
        </text:list-item>
        <text:list-item>
          <text:p text:style-name="P28">The same method code can modify different objects at different times</text:p>
          <text:list text:style-name="L28">
            <text:list-item>
              <text:p text:style-name="P31">Calling a method transfers control from the current line of code (i.e. in Program.cs) to the method code within the class (Rectangle.cs)</text:p>
            </text:list-item>
            <text:list-item>
              <text:p text:style-name="P31">The method code is always the same, but the specific object that gets modified can be different each time</text:p>
            </text:list-item>
            <text:list-item>
              <text:p text:style-name="P31">The variable on the left side of the dot operator determines which object gets modified</text:p>
            </text:list-item>
            <text:list-item>
              <text:p text:style-name="P31">In <text:span text:style-name="Source_Text">rect1.SetLength(12)</text:span>, <text:span text:style-name="Source_Text">rect1</text:span> is the <text:span text:style-name="T1">calling object</text:span>, so <text:span text:style-name="Source_Text">SetLength</text:span> will modify <text:span text:style-name="Source_Text">rect1</text:span></text:p>
              <text:list text:style-name="L29">
                <text:list-item>
                  <text:p text:style-name="P32"><text:span text:style-name="Source_Text">SetLength</text:span> begins executing with <text:span text:style-name="Source_Text">lengthParameter</text:span> equal to 12</text:p>
                </text:list-item>
                <text:list-item>
                  <text:p text:style-name="P32">The instance variable <text:span text:style-name="Source_Text">length</text:span> in <text:span text:style-name="Source_Text">length = lengthParameter</text:span> refers to <text:span text:style-name="Source_Text">rect1</text:span>’s length</text:p>
                </text:list-item>
              </text:list>
            </text:list-item>
            <text:list-item>
              <text:p text:style-name="P31">In <text:span text:style-name="Source_Text">rect2.SetLength(7)</text:span>, <text:span text:style-name="Source_Text">rect2</text:span> is the calling object, so <text:span text:style-name="Source_Text">SetLength</text:span> will modify <text:span text:style-name="Source_Text">rect2</text:span></text:p>
              <text:list text:style-name="L30">
                <text:list-item>
                  <text:p text:style-name="P33"><text:span text:style-name="Source_Text">SetLength</text:span> begins executing with <text:span text:style-name="Source_Text">lengthParameter</text:span> equal to 7</text:p>
                </text:list-item>
                <text:list-item>
                  <text:p text:style-name="P33">The instance variable <text:span text:style-name="Source_Text">length</text:span> in <text:span text:style-name="Source_Text">length = lengthParameter</text:span> refers to <text:span text:style-name="Source_Text">rect2</text:span>’s length</text:p>
                </text:list-item>
              </text:list>
            </text:list-item>
          </text:list>
        </text:list-item>
      </text:list>
      <text:h text:style-name="Heading_20_4" text:outline-level="4"><text:bookmark-start text:name="accessing-object-members"/>Accessing object members<text:bookmark-end text:name="accessing-object-members"/></text:h>
      <text:list text:style-name="L31">
        <text:list-item>
          <text:p text:style-name="P34">The “dot operator” that we use to call methods is technically the <text:span text:style-name="T1">member access operator</text:span></text:p>
        </text:list-item>
        <text:list-item>
          <text:p text:style-name="P34">A <text:span text:style-name="T1">member</text:span> of an object is either a method or an instance variable</text:p>
        </text:list-item>
        <text:list-item>
          <text:p text:style-name="P34">When we write <text:span text:style-name="Source_Text">objectName.methodName()</text:span>, e.g. <text:span text:style-name="Source_Text">rect1.SetLength(12)</text:span>, we are using the dot operator to access the “SetLength” member of <text:span text:style-name="Source_Text">rect1</text:span>, which is a method; this means we want to call (execute) the <text:span text:style-name="Source_Text">SetLength</text:span> method of <text:span text:style-name="Source_Text">rect1</text:span></text:p>
        </text:list-item>
        <text:list-item>
          <text:p text:style-name="P34">We can also use the dot operator to access instance variables, although we usually do not do that because of encapsulation</text:p>
        </text:list-item>
        <text:list-item>
          <text:p text:style-name="P34">If we wrote the <text:span text:style-name="Source_Text">Rectangle</text:span> class like this:</text:p>
          <text:p text:style-name="P35">class Rectangle</text:p>
          <text:p text:style-name="P36">{</text:p>
          <text:p text:style-name="P37"><text:s text:c="4"/>public int length;</text:p>
          <text:p text:style-name="P38"><text:s text:c="4"/>public int width;</text:p>
          <text:p text:style-name="P39">}</text:p>
          <text:p text:style-name="P34">Then we could write a <text:span text:style-name="Source_Text">Main</text:span> method that uses the dot operator to access the <text:span text:style-name="Source_Text">length</text:span> and <text:span text:style-name="Source_Text">width</text:span> instance variables, like this:</text:p>
          <text:p text:style-name="P40">static void Main(string[] args)</text:p>
          <text:p text:style-name="P41">{</text:p>
          <text:p text:style-name="P42"><text:s text:c="4"/>Rectangle rect1 = new Rectangle();</text:p>
          <text:p text:style-name="P43"><text:s text:c="4"/>rect1.length = 12;</text:p>
          <text:p text:style-name="P44"><text:s text:c="4"/>rect1.width = 3;</text:p>
          <text:p text:style-name="P45">}</text:p>
          <text:p text:style-name="P34">But this code violates encapsulation, so we will not do this.</text:p>
        </text:list-item>
      </text:list>
      <text:h text:style-name="Heading_20_4" text:outline-level="4"><text:bookmark-start text:name="method-calls-in-more-detail"/>Method calls in more detail<text:bookmark-end text:name="method-calls-in-more-detail"/></text:h>
      <text:list text:style-name="L32">
        <text:list-item>
          <text:p text:style-name="P46">Now that we know about the member access operator, we can explain how method calls work a little better</text:p>
        </text:list-item>
        <text:list-item>
          <text:p text:style-name="P46">When we write <text:span text:style-name="Source_Text">rect1.SetLength(12)</text:span>, the <text:span text:style-name="Source_Text">SetLength</text:span> method is executed with <text:span text:style-name="Source_Text">rect1</text:span> as the calling object – we are accessing the <text:span text:style-name="Source_Text">SetLength</text:span> member of <text:span text:style-name="Source_Text">rect1</text:span> in particular (even though every Rectangle has the same <text:span text:style-name="Source_Text">SetLength</text:span> method)</text:p>
        </text:list-item>
        <text:list-item>
          <text:p text:style-name="P46">This means that when the code in <text:span text:style-name="Source_Text">SetLength</text:span> uses an instance variable, i.e. <text:span text:style-name="Source_Text">length</text:span>, it will automatically access <text:span text:style-name="Source_Text">rect1</text:span>’s copy of the instance variable</text:p>
        </text:list-item>
        <text:list-item>
          <text:p text:style-name="P46">You can imagine that the <text:span text:style-name="Source_Text">SetLength</text:span> method “changes” to this when you call <text:span text:style-name="Source_Text">rect1.SetLength()</text:span>:</text:p>
          <text:p text:style-name="P47">public void SetLength(int lengthParameter)</text:p>
          <text:p text:style-name="P48">{</text:p>
          <text:p text:style-name="P49"><text:s text:c="4"/>rect1.length = lengthParameter;</text:p>
          <text:p text:style-name="P50">}</text:p>
          <text:p text:style-name="P46">Note that we use the “dot” (member access) operator on <text:span text:style-name="Source_Text">rect1</text:span> to access its <text:span text:style-name="Source_Text">length</text:span> instance variable.</text:p>
        </text:list-item>
        <text:list-item>
          <text:p text:style-name="P46">Similarly, you can imagine that the <text:span text:style-name="Source_Text">SetLength</text:span> method “changes” to this when you call <text:span text:style-name="Source_Text">rect2.SetLength()</text:span>:</text:p>
          <text:p text:style-name="P51">public void SetLength(int lengthParameter)</text:p>
          <text:p text:style-name="P52">{</text:p>
          <text:p text:style-name="P53"><text:s text:c="4"/>rect2.length = lengthParameter;</text:p>
          <text:p text:style-name="P54">}</text:p>
        </text:list-item>
        <text:list-item>
          <text:p text:style-name="P46">The calling object is automatically “inserted” before any instance variables in a method</text:p>
        </text:list-item>
        <text:list-item>
          <text:p text:style-name="P46">The keyword <text:span text:style-name="Source_Text">this</text:span> is an explicit reference to “the calling object”</text:p>
          <text:list text:style-name="L33">
            <text:list-item>
              <text:p text:style-name="P55">Instead of imagining that the calling object’s name is inserted before each instance variable, you could write the <text:span text:style-name="Source_Text">SetLength</text:span> method like this:</text:p>
              <text:p text:style-name="P56">public void SetLength(int lengthParameter)</text:p>
              <text:p text:style-name="P57">{</text:p>
              <text:p text:style-name="P58"><text:s text:c="4"/>this.length = lengthParameter;</text:p>
              <text:p text:style-name="P59">}</text:p>
            </text:list-item>
            <text:list-item>
              <text:p text:style-name="P55">This is valid code (unlike our imaginary examples) and will work exactly the same as our previous way of writing <text:span text:style-name="Source_Text">SetLength</text:span></text:p>
            </text:list-item>
            <text:list-item>
              <text:p text:style-name="P55">When <text:span text:style-name="Source_Text">SetLength</text:span> is called with <text:span text:style-name="Source_Text">rect1.SetLength(12)</text:span>, <text:span text:style-name="Source_Text">this</text:span> becomes equal to <text:span text:style-name="Source_Text">rect1</text:span>, just like <text:span text:style-name="Source_Text">lengthParameter</text:span> becomes equal to 12</text:p>
            </text:list-item>
            <text:list-item>
              <text:p text:style-name="P55">When <text:span text:style-name="Source_Text">SetLength</text:span> is called with <text:span text:style-name="Source_Text">rect2.SetLength(7)</text:span>, <text:span text:style-name="Source_Text">this</text:span> becomes equal to <text:span text:style-name="Source_Text">rect2</text:span> and <text:span text:style-name="Source_Text">lengthParameter</text:span> becomes equal to 7</text:p>
            </text:list-item>
          </text:list>
        </text:list-item>
      </text:list>
      <text:h text:style-name="Heading_20_4" text:outline-level="4"><text:bookmark-start text:name="methods-and-instance-variables"/>Methods and instance variables<text:bookmark-end text:name="methods-and-instance-variables"/></text:h>
      <text:list text:style-name="L34">
        <text:list-item>
          <text:p text:style-name="P60">Using a variable in an expression means <text:span text:style-name="T2">reading</text:span> its value</text:p>
        </text:list-item>
        <text:list-item>
          <text:p text:style-name="P60">A variable only changes when it is on the left side of an assignment statement; this is <text:span text:style-name="T2">writing</text:span> to the variable</text:p>
        </text:list-item>
        <text:list-item>
          <text:p text:style-name="P60">A method that uses instance variables in an expression, but does not assign to them, will not modify the object</text:p>
        </text:list-item>
        <text:list-item>
          <text:p text:style-name="P60">For example, consider the <text:span text:style-name="Source_Text">ComputeArea</text:span> method:</text:p>
          <text:p text:style-name="P61">public int ComputeArea()</text:p>
          <text:p text:style-name="P62">{</text:p>
          <text:p text:style-name="P63"><text:s text:c="4"/>return length * width;</text:p>
          <text:p text:style-name="P64">}</text:p>
          <text:p text:style-name="P60">It reads the current values of <text:span text:style-name="Source_Text">length</text:span> and <text:span text:style-name="Source_Text">width</text:span> to compute their product, but the product is returned to the method’s caller. The instance variables are not changed.</text:p>
        </text:list-item>
        <text:list-item>
          <text:p text:style-name="P60">After executing the following code:</text:p>
          <text:p text:style-name="P65">Rectangle rect1 = new Rectangle();</text:p>
          <text:p text:style-name="P66">rect1.SetLength(12);</text:p>
          <text:p text:style-name="P67">rect1.SetWidth(3);</text:p>
          <text:p text:style-name="P68">int area = rect1.ComputeArea();</text:p>
          <text:p text:style-name="P60"><text:span text:style-name="Source_Text">rect1</text:span> has a <text:span text:style-name="Source_Text">length</text:span> of 12 and a <text:span text:style-name="Source_Text">width</text:span> of 3. The call to <text:span text:style-name="Source_Text">rect1.ComputeArea()</text:span> computes <draw:frame draw:style-name="fr1" text:anchor-type="as-char"><draw:object xlink:href="Formula-0/" xlink:type="simple" xlink:show="embed" xlink:actuate="onLoad"/></draw:frame>, and the <text:span text:style-name="Source_Text">area</text:span> variable is assigned this return value, but it does not change <text:span text:style-name="Source_Text">rect1</text:span>.</text:p>
        </text:list-item>
      </text:list>
      <text:h text:style-name="Heading_20_4" text:outline-level="4"><text:bookmark-start text:name="methods-and-return-values"/>Methods and return values<text:bookmark-end text:name="methods-and-return-values"/></text:h>
      <text:list text:style-name="L35">
        <text:list-item>
          <text:p text:style-name="P69">Recall the basic structure of a program: receive input, compute something, produce output</text:p>
        </text:list-item>
        <text:list-item>
          <text:p text:style-name="P69">A method has the same structure: it <text:span text:style-name="T2">receives input</text:span> from its parameters, <text:span text:style-name="T2">computes</text:span> by executing the statements in its body, then <text:span text:style-name="T2">produces output</text:span> by returning a value</text:p>
          <text:list text:style-name="L36">
            <text:list-item>
              <text:p text:style-name="P70">For example, consider this method defined in the Rectangle class:</text:p>
              <text:p text:style-name="P71">public int LengthProduct(int factor)</text:p>
              <text:p text:style-name="P72">{</text:p>
              <text:p text:style-name="P73"><text:s text:c="4"/>return length * factor;</text:p>
              <text:p text:style-name="P74">}</text:p>
              <text:p text:style-name="P70">Its input is the parameter <text:span text:style-name="Source_Text">factor</text:span>, which is an <text:span text:style-name="Source_Text">int</text:span>. In the method body, it computes the product of the rectangle’s length and <text:span text:style-name="Source_Text">factor</text:span>. The method’s output is the resulting product.</text:p>
            </text:list-item>
          </text:list>
        </text:list-item>
        <text:list-item>
          <text:p text:style-name="P69">The <text:span text:style-name="Source_Text">return</text:span> statement specifies the output of the method: a variable, expression, etc. that produces some value</text:p>
        </text:list-item>
        <text:list-item>
          <text:p text:style-name="P69">A method call can be used in other code as if it were a value. The “value” of a method call is the method’s return value.</text:p>
          <text:list text:style-name="L37">
            <text:list-item>
              <text:p text:style-name="P75">In previous examples, we wrote <text:span text:style-name="Source_Text">int area = rect1.ComputeArea();</text:span>, which assigns a variable (<text:span text:style-name="Source_Text">area</text:span>) a value (the return value of <text:span text:style-name="Source_Text">ComputeArea()</text:span>)</text:p>
            </text:list-item>
            <text:list-item>
              <text:p text:style-name="P75">The <text:span text:style-name="Source_Text">LengthProduct</text:span> method can be used like this:</text:p>
              <text:p text:style-name="P76">Rectangle rect1 = new Rectangle();</text:p>
              <text:p text:style-name="P77">rect1.SetLength(12);</text:p>
              <text:p text:style-name="P78">int result = rect1.LengthProduct(2) + 1;</text:p>
              <text:p text:style-name="P75">When executing the third line of code, the computer first executes the <text:span text:style-name="Source_Text">LengthProduct</text:span> method with argument (input) 2, which computes the product <draw:frame draw:style-name="fr1" text:anchor-type="as-char"><draw:object xlink:href="Formula-2/" xlink:type="simple" xlink:show="embed" xlink:actuate="onLoad"/></draw:frame>. Then it uses the return value of <text:span text:style-name="Source_Text">LengthProduct</text:span>, which is 24, to evaluate the expression <text:span text:style-name="Source_Text">rect1.LengthProduct(2) + 1</text:span>, producing a result of 25. Finally, it assigns the value 25 to the variable <text:span text:style-name="Source_Text">result</text:span>.</text:p>
            </text:list-item>
          </text:list>
        </text:list-item>
        <text:list-item>
          <text:p text:style-name="P69">When writing a method that returns a value, the value in the <text:span text:style-name="Source_Text">return</text:span> statement <text:span text:style-name="T1">must</text:span> be the same type as the method’s return type</text:p>
          <text:list text:style-name="L38">
            <text:list-item>
              <text:p text:style-name="P79">If the value returned by <text:span text:style-name="Source_Text">LengthProduct</text:span> is not an <text:span text:style-name="Source_Text">int</text:span>, we will get a compile error</text:p>
            </text:list-item>
            <text:list-item>
              <text:p text:style-name="P79">This will not work:</text:p>
              <text:p text:style-name="P80">public int LengthProduct(double factor)</text:p>
              <text:p text:style-name="P81">{</text:p>
              <text:p text:style-name="P82"><text:s text:c="4"/>return length * factor;</text:p>
              <text:p text:style-name="P83">}</text:p>
              <text:p text:style-name="P79">Now that <text:span text:style-name="Source_Text">factor</text:span> has type <text:span text:style-name="Source_Text">double</text:span>, the expression <text:span text:style-name="Source_Text">length * factor</text:span> will need to implicitly convert <text:span text:style-name="Source_Text">length</text:span> from <text:span text:style-name="Source_Text">int</text:span> to <text:span text:style-name="Source_Text">double</text:span> in order to make the types match. Then the product will also be a <text:span text:style-name="Source_Text">double</text:span>, so the return value does not match the return type (<text:span text:style-name="Source_Text">int</text:span>).</text:p>
            </text:list-item>
            <text:list-item>
              <text:p text:style-name="P79">We could fix it by either changing the return type of the method to <text:span text:style-name="Source_Text">double</text:span>, or adding a cast to <text:span text:style-name="Source_Text">int</text:span> to the product so that the return value is still an <text:span text:style-name="Source_Text">int</text:span></text:p>
            </text:list-item>
          </text:list>
        </text:list-item>
        <text:list-item>
          <text:p text:style-name="P69">Not all methods return a value, but all methods must have a return type</text:p>
          <text:list text:style-name="L39">
            <text:list-item>
              <text:p text:style-name="P84">The return type <text:span text:style-name="Source_Text">void</text:span> means “nothing is returned”</text:p>
            </text:list-item>
            <text:list-item>
              <text:p text:style-name="P84">If your method does not return a value, its return type <text:span text:style-name="T2">must</text:span> be <text:span text:style-name="Source_Text">void</text:span>. If the return type is not <text:span text:style-name="Source_Text">void</text:span>, the method <text:span text:style-name="T2">must</text:span> return a value.</text:p>
            </text:list-item>
            <text:list-item>
              <text:p text:style-name="P84">This will cause a compile error because the method has a return type of <text:span text:style-name="Source_Text">int</text:span> but no return statement:</text:p>
              <text:p text:style-name="P85">public int SetLength(int lengthP)</text:p>
              <text:p text:style-name="P86">{</text:p>
              <text:p text:style-name="P87"><text:s text:c="4"/>length = lengthP;</text:p>
              <text:p text:style-name="P88">}</text:p>
            </text:list-item>
            <text:list-item>
              <text:p text:style-name="P84">This will cause a compile error because the method has a return type of <text:span text:style-name="Source_Text">void</text:span>, but it attempts to return something anyway:</text:p>
              <text:p text:style-name="P89">public void GetLength()</text:p>
              <text:p text:style-name="P90">{</text:p>
              <text:p text:style-name="P91"><text:s text:c="4"/>return length;</text:p>
              <text:p text:style-name="P92">}</text:p>
            </text:list-item>
          </text:list>
        </text:list-item>
      </text:list>
      <text:h text:style-name="Heading_20_2" text:outline-level="2"><text:bookmark-start text:name="introduction-to-uml"/>Introduction to UML<text:bookmark-end text:name="introduction-to-uml"/></text:h>
      <text:list text:style-name="L40">
        <text:list-item>
          <text:p text:style-name="P93">UML is a specification language for software</text:p>
          <text:list text:style-name="L41">
            <text:list-item>
              <text:p text:style-name="P94">UML: Unified Modeling Language</text:p>
            </text:list-item>
            <text:list-item>
              <text:p text:style-name="P94">Describes design and structure of a program with graphics</text:p>
            </text:list-item>
            <text:list-item>
              <text:p text:style-name="P94">Does not include “implementation details,” such as code statements</text:p>
            </text:list-item>
            <text:list-item>
              <text:p text:style-name="P94">Can be used for any programming language, not just C#</text:p>
            </text:list-item>
            <text:list-item>
              <text:p text:style-name="P94">Used in planning/design phase of software creation, before you start writing code</text:p>
            </text:list-item>
            <text:list-item>
              <text:p text:style-name="P94">Process: Determine program requirements <draw:frame draw:style-name="fr1" text:anchor-type="as-char"><draw:object xlink:href="Formula-4/" xlink:type="simple" xlink:show="embed" xlink:actuate="onLoad"/></draw:frame> Make UML diagrams <draw:frame draw:style-name="fr1" text:anchor-type="as-char"><draw:object xlink:href="Formula-6/" xlink:type="simple" xlink:show="embed" xlink:actuate="onLoad"/></draw:frame> Write code based on UML <draw:frame draw:style-name="fr1" text:anchor-type="as-char"><draw:object xlink:href="Formula-8/" xlink:type="simple" xlink:show="embed" xlink:actuate="onLoad"/></draw:frame> Test and debug program</text:p>
            </text:list-item>
          </text:list>
        </text:list-item>
        <text:list-item>
          <text:p text:style-name="P93">UML Class Diagram elements</text:p>
          <text:p text:style-name="P95">|=====================================================|</text:p>
          <text:p text:style-name="P96">| <text:s text:c="19"/>**ClassName** <text:s text:c="19"/>|</text:p>
          <text:p text:style-name="P97">|--|</text:p>
          <text:p text:style-name="P98">| - attribute : type <text:s text:c="33"/>|</text:p>
          <text:p text:style-name="P99">|--|</text:p>
          <text:p text:style-name="P100">| + SetAttribute(attributeParameter: `type`): `void` <text:s text:c="1"/>|</text:p>
          <text:p text:style-name="P101">| + GetAttribute(): `type` <text:s text:c="27"/>|</text:p>
          <text:p text:style-name="P102">| + Method(paramName: `type`): `type` <text:s text:c="16"/>|</text:p>
          <text:p text:style-name="P103">|=====================================================|</text:p>
          <text:list text:style-name="L42">
            <text:list-item>
              <text:p text:style-name="P104">Top box: Class name, centered</text:p>
            </text:list-item>
            <text:list-item>
              <text:p text:style-name="P104">Middle box: Attributes (i.e. instance variables)</text:p>
              <text:list text:style-name="L43">
                <text:list-item>
                  <text:p text:style-name="P105">On each line, one attribute, with its name and type</text:p>
                </text:list-item>
                <text:list-item>
                  <text:p text:style-name="P105">Syntax: <text:span text:style-name="Source_Text">[+/-] [name]: [type]</text:span></text:p>
                </text:list-item>
                <text:list-item>
                  <text:p text:style-name="P105">Note this is the opposite order from C# variable declaration: type comes after name</text:p>
                </text:list-item>
                <text:list-item>
                  <text:p text:style-name="P105">Minus sign at beginning of line indicates “private member”</text:p>
                </text:list-item>
              </text:list>
            </text:list-item>
            <text:list-item>
              <text:p text:style-name="P104">Bottom box: Operations (i.e. methods)</text:p>
              <text:list text:style-name="L44">
                <text:list-item>
                  <text:p text:style-name="P106">On each line, one method header, including name, parameters, and return type</text:p>
                </text:list-item>
                <text:list-item>
                  <text:p text:style-name="P106">Syntax: <text:span text:style-name="Source_Text">[+/-] [name]([parameter name]: [parameter type]): [return type]</text:span></text:p>
                </text:list-item>
                <text:list-item>
                  <text:p text:style-name="P106">Also backwards compared to C# order: parameter types come after parameter names, and return type comes after method name instead of before it</text:p>
                </text:list-item>
                <text:list-item>
                  <text:p text:style-name="P106">Plus sign at beginning of line indicates “public”, which is what we want for methods</text:p>
                </text:list-item>
              </text:list>
            </text:list-item>
          </text:list>
        </text:list-item>
        <text:list-item>
          <text:p text:style-name="P93">UML Diagram for the Rectangle class</text:p>
          <text:p text:style-name="P107">|======================================|</text:p>
          <text:p text:style-name="P108">| <text:s text:c="12"/>**Rectangle** <text:s text:c="11"/>|</text:p>
          <text:p text:style-name="P109">| <text:s text:c="1"/>|</text:p>
          <text:p text:style-name="P110">| - width: `int` <text:s text:c="22"/>|</text:p>
          <text:p text:style-name="P111">| - length: `int` <text:s text:c="21"/>|</text:p>
          <text:p text:style-name="P112">| <text:s text:c="1"/>|</text:p>
          <text:p text:style-name="P113">| + SetLength(lengthParameter: `int`) <text:s text:c="1"/>|</text:p>
          <text:p text:style-name="P114">| + GetLength(): `int` <text:s text:c="16"/>|</text:p>
          <text:p text:style-name="P115">| + SetWidth(widthParameter: `int`) <text:s text:c="3"/>|</text:p>
          <text:p text:style-name="P116">| + GetWidth(): `int` <text:s text:c="17"/>|</text:p>
          <text:p text:style-name="P117">| + ComputeArea(): `int` <text:s text:c="14"/>|</text:p>
          <text:p text:style-name="P118">|======================================|</text:p>
          <text:list text:style-name="L45">
            <text:list-item>
              <text:p text:style-name="P119">Note that when the return type of a method is <text:span text:style-name="Source_Text">void</text:span>, we can omit it in UML</text:p>
            </text:list-item>
            <text:list-item>
              <text:p text:style-name="P119">In general, attributes will be private (<text:span text:style-name="Source_Text">-</text:span> sign) and methods will be public (<text:span text:style-name="Source_Text">+</text:span> sign), so you can expect most of your classes to follow this pattern (<text:span text:style-name="Source_Text">-</text:span>s in the upper box, <text:span text:style-name="Source_Text">+</text:span>s in the lower box)</text:p>
            </text:list-item>
            <text:list-item>
              <text:p text:style-name="P119">Note that there is no code or “implementation” described here: it does not say that <text:span text:style-name="Source_Text">ComputeArea</text:span> will multiply <text:span text:style-name="Source_Text">length</text:span> by <text:span text:style-name="Source_Text">width</text:span></text:p>
            </text:list-item>
          </text:list>
        </text:list-item>
        <text:list-item>
          <text:p text:style-name="P93">Writing code based on a UML diagram</text:p>
          <text:list text:style-name="L46">
            <text:list-item>
              <text:p text:style-name="P120">Each diagram is one class, everything within the box is between the class’s header and its closing brace</text:p>
            </text:list-item>
            <text:list-item>
              <text:p text:style-name="P120">For each attribute in the attributes section, write an instance variable of the right name and type</text:p>
              <text:list text:style-name="L47">
                <text:list-item>
                  <text:p text:style-name="P121">See “- width: int”, write <text:span text:style-name="Source_Text">private int width;</text:span></text:p>
                </text:list-item>
                <text:list-item>
                  <text:p text:style-name="P121">Remember to reverse the order of name and type</text:p>
                </text:list-item>
              </text:list>
            </text:list-item>
            <text:list-item>
              <text:p text:style-name="P120">For each method in the methods section, write a method header with the matching return type, name, and parameters</text:p>
              <text:list text:style-name="L48">
                <text:list-item>
                  <text:p text:style-name="P122">Parameter declarations are like the instance variables: in UML they have a name followed by a type, in C# you write the type name first</text:p>
                </text:list-item>
              </text:list>
            </text:list-item>
            <text:list-item>
              <text:p text:style-name="P120">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h text:style-name="Heading_20_4" text:outline-level="4"><text:bookmark-start text:name="instance-variables-vs.-local-variables"/>Instance variables vs. local variables<text:bookmark-end text:name="instance-variables-vs.-local-variables"/></text:h>
      <text:list text:style-name="L49">
        <text:list-item>
          <text:p text:style-name="P123">Instance variables: Stored (in memory) with the object, shared by all methods of the object. Changes made within a method persist after method finishes executing.</text:p>
        </text:list-item>
        <text:list-item>
          <text:p text:style-name="P123">Local variables: Visible to only one method, not shared. Disappear after method finishes executing. Variables we’ve created before in the <text:span text:style-name="Source_Text">Main</text:span> method (they are local to the <text:span text:style-name="Source_Text">Main</text:span> method!).</text:p>
        </text:list-item>
        <text:list-item>
          <text:p text:style-name="P123">Example: In class Rectangle, we have these two methods:</text:p>
          <text:p text:style-name="P124">public void SwapDimensions()</text:p>
          <text:p text:style-name="P125">{</text:p>
          <text:p text:style-name="P126"><text:s text:c="4"/>int temp = length;</text:p>
          <text:p text:style-name="P127"><text:s text:c="4"/>length = width;</text:p>
          <text:p text:style-name="P128"><text:s text:c="4"/>width = temp;</text:p>
          <text:p text:style-name="P129">}</text:p>
          <text:p text:style-name="P130">public int GetLength()</text:p>
          <text:p text:style-name="P131">{</text:p>
          <text:p text:style-name="P132"><text:s text:c="4"/>return length;</text:p>
          <text:p text:style-name="P133">}</text:p>
          <text:list text:style-name="L50">
            <text:list-item>
              <text:p text:style-name="P134"><text:span text:style-name="Source_Text">temp</text:span> is a local variable within <text:span text:style-name="Source_Text">SwapDimensions</text:span>, while <text:span text:style-name="Source_Text">length</text:span> and <text:span text:style-name="Source_Text">width</text:span> are instance variables</text:p>
            </text:list-item>
            <text:list-item>
              <text:p text:style-name="P134">The <text:span text:style-name="Source_Text">GetLength</text:span> method cannot use <text:span text:style-name="Source_Text">temp</text:span>; it is visible only to <text:span text:style-name="Source_Text">SwapDimensions</text:span></text:p>
            </text:list-item>
            <text:list-item>
              <text:p text:style-name="P134">When <text:span text:style-name="Source_Text">SwapDimensions</text:span> changes <text:span text:style-name="Source_Text">length</text:span>, that change is persistent – it will still be different when <text:span text:style-name="Source_Text">GetLength</text:span> executes, and the next call to <text:span text:style-name="Source_Text">GetLength</text:span> after <text:span text:style-name="Source_Text">SwapDimensions</text:span> will return the new length</text:p>
            </text:list-item>
            <text:list-item>
              <text:p text:style-name="P134">When <text:span text:style-name="Source_Text">SwapDimensions</text:span> assigns a value to <text:span text:style-name="Source_Text">temp</text:span>, it only has that value within the current call to <text:span text:style-name="Source_Text">SwapDimensions</text:span> – after <text:span text:style-name="Source_Text">SwapDimensions</text:span> finishes, <text:span text:style-name="Source_Text">temp</text:span> disappears, and the next call to <text:span text:style-name="Source_Text">SwapDimensions</text:span> creates a new <text:span text:style-name="Source_Text">temp</text:span></text:p>
            </text:list-item>
          </text:list>
        </text:list-item>
      </text:list>
      <text:h text:style-name="Heading_20_4" text:outline-level="4"><text:bookmark-start text:name="definition-of-scope"/>Definition of scope<text:bookmark-end text:name="definition-of-scope"/></text:h>
      <text:list text:style-name="L51">
        <text:list-item>
          <text:p text:style-name="P135">Variables exist only in limited <text:span text:style-name="T1">time</text:span> and <text:span text:style-name="T1">space</text:span> within the program</text:p>
        </text:list-item>
        <text:list-item>
          <text:p text:style-name="P135">Outside those limits, the variable cannot be accessed – e.g. local variables cannot be accessed outside their method</text:p>
        </text:list-item>
        <text:list-item>
          <text:p text:style-name="P135">Scope of a variable: The region of the program where it is accessible/visible</text:p>
          <text:list text:style-name="L52">
            <text:list-item>
              <text:p text:style-name="P136">A variable is “in scope” when it is accessible</text:p>
            </text:list-item>
            <text:list-item>
              <text:p text:style-name="P136">A variable is “out of scope” when it does not exist or cannot be accessed</text:p>
            </text:list-item>
          </text:list>
        </text:list-item>
        <text:list-item>
          <text:p text:style-name="P135">Time limits to scope: Scope begins <text:span text:style-name="T2">after</text:span> the variable has been declared</text:p>
          <text:list text:style-name="L53">
            <text:list-item>
              <text:p text:style-name="P137">This is why you cannot use a variable before declaring it</text:p>
            </text:list-item>
          </text:list>
        </text:list-item>
        <text:list-item>
          <text:p text:style-name="P135">Space limits to scope: Scope is within the same <text:span text:style-name="T2">code block</text:span> where the variable is declared</text:p>
          <text:list text:style-name="L54">
            <text:list-item>
              <text:p text:style-name="P138">Code blocks are defined by curly braces: everything between matching <text:span text:style-name="Source_Text">{</text:span> and <text:span text:style-name="Source_Text">}</text:span> is in the same code block</text:p>
            </text:list-item>
            <text:list-item>
              <text:p text:style-name="P138">Instance variables are declared in the class’s code block (they are inside <text:span text:style-name="Source_Text">class Rectangle</text:span>’s body, but not inside anything else), so their scope extends to the entire class</text:p>
            </text:list-item>
            <text:list-item>
              <text:p text:style-name="P138">Code blocks nest: A method’s code block is inside the class’s code block, so instance variables are also in scope within each method’s code block</text:p>
            </text:list-item>
            <text:list-item>
              <text:p text:style-name="P138">Local variables are declared inside a method’s code block, so their scope is limited to that single method</text:p>
            </text:list-item>
          </text:list>
        </text:list-item>
        <text:list-item>
          <text:p text:style-name="P135">The scope of a parameter (which is a variable) is the method’s code block - it is the same as a local variable for that method</text:p>
        </text:list-item>
        <text:list-item>
          <text:p text:style-name="P135">Scope example:</text:p>
          <text:p text:style-name="P139">public void SwapDimensions()</text:p>
          <text:p text:style-name="P140">{</text:p>
          <text:p text:style-name="P141"><text:s text:c="4"/>int temp = length;</text:p>
          <text:p text:style-name="P142"><text:s text:c="4"/>length = width;</text:p>
          <text:p text:style-name="P143"><text:s text:c="4"/>width = temp;</text:p>
          <text:p text:style-name="P144">}</text:p>
          <text:p text:style-name="P145">public void SetWidth(int widthParam)</text:p>
          <text:p text:style-name="P146">{</text:p>
          <text:p text:style-name="P147"><text:s text:c="4"/>int temp = width;</text:p>
          <text:p text:style-name="P148"><text:s text:c="4"/>width = widthParam;</text:p>
          <text:p text:style-name="P149">}</text:p>
          <text:list text:style-name="L55">
            <text:list-item>
              <text:p text:style-name="P150">The two variables named <text:span text:style-name="Source_Text">temp</text:span> have different scopes: One has a scope limited to the <text:span text:style-name="Source_Text">SwapDimensions</text:span> method’s body, while the other has a scope limited to the <text:span text:style-name="Source_Text">SetWidth</text:span> method’s body</text:p>
            </text:list-item>
            <text:list-item>
              <text:p text:style-name="P150">This is why they can have the same name: variable names must be unique <text:span text:style-name="T2">within the variable’s scope</text:span>. You can have two variables with the same name if they are in different scopes.</text:p>
            </text:list-item>
            <text:list-item>
              <text:p text:style-name="P150">The scope of instance variables <text:span text:style-name="Source_Text">length</text:span> and <text:span text:style-name="Source_Text">width</text:span> is the body of class <text:span text:style-name="Source_Text">Rectangle</text:span>, so they are in scope for both of these methods</text:p>
            </text:list-item>
          </text:list>
        </text:list-item>
      </text:list>
      <text:h text:style-name="Heading_20_4" text:outline-level="4"><text:bookmark-start text:name="variables-with-overlapping-scopes"/>Variables with overlapping scopes<text:bookmark-end text:name="variables-with-overlapping-scopes"/></text:h>
      <text:list text:style-name="L56">
        <text:list-item>
          <text:p text:style-name="P151">This code is legal (compiles) but does not do what you want:</text:p>
          <text:p text:style-name="P152">class Rectangle</text:p>
          <text:p text:style-name="P153">{</text:p>
          <text:p text:style-name="P154"><text:s text:c="4"/>private int length;</text:p>
          <text:p text:style-name="P155"><text:s text:c="4"/>private int width;</text:p>
          <text:p text:style-name="P156"><text:s text:c="4"/>public void UpdateWidth(int newWidth)</text:p>
          <text:p text:style-name="P157"><text:s text:c="4"/>{</text:p>
          <text:p text:style-name="P158"><text:s text:c="8"/>int width = 5;</text:p>
          <text:p text:style-name="P159"><text:s text:c="8"/>width = newWidth;</text:p>
          <text:p text:style-name="P160"><text:s text:c="4"/>}</text:p>
          <text:p text:style-name="P161">}</text:p>
        </text:list-item>
        <text:list-item>
          <text:p text:style-name="P151">The instance variable <text:span text:style-name="Source_Text">width</text:span> and the local variable <text:span text:style-name="Source_Text">width</text:span> have different scopes, so they can have the same name</text:p>
        </text:list-item>
        <text:list-item>
          <text:p text:style-name="P151">But the instance variable’s scope (the class <text:span text:style-name="Source_Text">Rectangle</text:span>) <text:span text:style-name="T2">overlaps</text:span> with the local variable’s scope (the method <text:span text:style-name="Source_Text">UpdateWidth</text:span>)</text:p>
        </text:list-item>
        <text:list-item>
          <text:p text:style-name="P151">If two variables have the same name and overlapping scopes, the variable with the <text:span text:style-name="T2">closer</text:span> or <text:span text:style-name="T2">smaller</text:span> scope <text:span text:style-name="T1">shadows</text:span> the variable with the <text:span text:style-name="T2">farther</text:span> or <text:span text:style-name="T2">wider</text:span> scope: the name will refer <text:span text:style-name="T2">only</text:span> to the variable with the smaller scope</text:p>
        </text:list-item>
        <text:list-item>
          <text:p text:style-name="P151">In this case, that means <text:span text:style-name="Source_Text">width</text:span> inside <text:span text:style-name="Source_Text">UpdateWidth</text:span> refers only to the local variable named <text:span text:style-name="Source_Text">width</text:span>, whose scope is smaller because it is limited to the <text:span text:style-name="Source_Text">UpdateWidth</text:span> method. The line <text:span text:style-name="Source_Text">width = newWidth</text:span> actually changes the local variable, not the instance variable named <text:span text:style-name="Source_Text">width</text:span>.</text:p>
        </text:list-item>
        <text:list-item>
          <text:p text:style-name="P151">Since instance variables have a large scope (the whole class), they will always get shadowed by variables declared within methods</text:p>
        </text:list-item>
        <text:list-item>
          <text:p text:style-name="P151">You can prevent shadowing by using the keyword <text:span text:style-name="Source_Text">this</text:span>, like this:</text:p>
          <text:p text:style-name="P162">class Rectangle</text:p>
          <text:p text:style-name="P163">{</text:p>
          <text:p text:style-name="P164"><text:s text:c="4"/>private int length;</text:p>
          <text:p text:style-name="P165"><text:s text:c="4"/>private int width;</text:p>
          <text:p text:style-name="P166"><text:s text:c="4"/>public void UpdateWidth(int newWidth)</text:p>
          <text:p text:style-name="P167"><text:s text:c="4"/>{</text:p>
          <text:p text:style-name="P168"><text:s text:c="8"/>int width = 5;</text:p>
          <text:p text:style-name="P169"><text:s text:c="8"/>this.width = newWidth;</text:p>
          <text:p text:style-name="P170"><text:s text:c="4"/>}</text:p>
          <text:p text:style-name="P171">}</text:p>
          <text:p text:style-name="P151">Since <text:span text:style-name="Source_Text">this</text:span> means “the calling object”, <text:span text:style-name="Source_Text">this.width</text:span> means “access the <text:span text:style-name="Source_Text">width</text:span> member of the calling object.” This can only mean the instance variable <text:span text:style-name="Source_Text">width</text:span>, not the local variable with the same name</text:p>
        </text:list-item>
        <text:list-item>
          <text:p text:style-name="P151">Incidentally, you can also use <text:span text:style-name="Source_Text">this</text:span> to give your parameters the same name as the instance variables they are modifying:</text:p>
          <text:p text:style-name="P172">class Rectangle</text:p>
          <text:p text:style-name="P173">{</text:p>
          <text:p text:style-name="P174"><text:s text:c="4"/>private int length;</text:p>
          <text:p text:style-name="P175"><text:s text:c="4"/>private int width;</text:p>
          <text:p text:style-name="P176"><text:s text:c="4"/>public void SetWidth(int width)</text:p>
          <text:p text:style-name="P177"><text:s text:c="4"/>{</text:p>
          <text:p text:style-name="P178"><text:s text:c="8"/>this.width = width;</text:p>
          <text:p text:style-name="P179"><text:s text:c="4"/>}</text:p>
          <text:p text:style-name="P180">}</text:p>
          <text:p text:style-name="P151">Without <text:span text:style-name="Source_Text">this</text:span>, the body of the <text:span text:style-name="Source_Text">SetWidth</text:span> method would be <text:span text:style-name="Source_Text">width = width;</text:span>, which does not do anything (it would assign the parameter <text:span text:style-name="Source_Text">width</text:span> to itself).</text:p>
        </text:list-item>
      </text:list>
      <text:h text:style-name="Heading_20_2" text:outline-level="2"><text:bookmark-start text:name="constants"/>Constants<text:bookmark-end text:name="constants"/></text:h>
      <text:list text:style-name="L57">
        <text:list-item>
          <text:p text:style-name="P181">Classes can also contain constants</text:p>
        </text:list-item>
        <text:list-item>
          <text:p text:style-name="P181">Syntax: <text:span text:style-name="Source_Text">[public/private] const [type] [name] = [value];</text:span></text:p>
        </text:list-item>
        <text:list-item>
          <text:p text:style-name="P181">This is a named value that never changes during program execution</text:p>
        </text:list-item>
        <text:list-item>
          <text:p text:style-name="P181">Safe to make it <text:span text:style-name="Source_Text">public</text:span> because it cannot change – no risk of violating encapsulation</text:p>
        </text:list-item>
        <text:list-item>
          <text:p text:style-name="P181">Can only be built-in types (<text:span text:style-name="Source_Text">int</text:span>, <text:span text:style-name="Source_Text">double</text:span>, etc.), not objects</text:p>
        </text:list-item>
        <text:list-item>
          <text:p text:style-name="P181">Can make your program more readable by giving names to “magic numbers” that have some significance</text:p>
        </text:list-item>
        <text:list-item>
          <text:p text:style-name="P181">Convention: constants have names in ALL CAPS</text:p>
        </text:list-item>
        <text:list-item>
          <text:p text:style-name="P181">Example:</text:p>
          <text:p text:style-name="P182">class Calendar</text:p>
          <text:p text:style-name="P183">{</text:p>
          <text:p text:style-name="P184"><text:s text:c="4"/>public const int MONTHS = 12;</text:p>
          <text:p text:style-name="P185"><text:s text:c="4"/>private int currentMonth;</text:p>
          <text:p text:style-name="P186"><text:s text:c="4"/>//...</text:p>
          <text:p text:style-name="P187">}</text:p>
          <text:p text:style-name="P181">The value “12” has a special meaning here, i.e. the number of months in a year, so we use a constant to name it.</text:p>
        </text:list-item>
        <text:list-item>
          <text:p text:style-name="P181">Constants are accessed using the name of the class, not the name of an object – they are the same for every object of that class. For example:</text:p>
          <text:p text:style-name="P188">Calendar myCal = new Calendar();</text:p>
          <text:p text:style-name="P189">decimal yearlyPrice = 2000.0m;</text:p>
          <text:p text:style-name="P190">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58">
        <text:list-item>
          <text:p text:style-name="P191">Data types in C# are either value types or reference types</text:p>
          <text:list text:style-name="L59">
            <text:list-item>
              <text:p text:style-name="P192">This difference was introduced in an earlier lecture (Datatypes and Variables)</text:p>
            </text:list-item>
            <text:list-item>
              <text:p text:style-name="P192">For a <text:span text:style-name="T1">value type</text:span> variable (<text:span text:style-name="Source_Text">int</text:span>, <text:span text:style-name="Source_Text">long</text:span>, <text:span text:style-name="Source_Text">float</text:span>, <text:span text:style-name="Source_Text">double</text:span>, <text:span text:style-name="Source_Text">decimal</text:span>, <text:span text:style-name="Source_Text">char</text:span>, <text:span text:style-name="Source_Text">bool</text:span>) the named memory location stores the exact data value held by the variable</text:p>
            </text:list-item>
            <text:list-item>
              <text:p text:style-name="P192">For a <text:span text:style-name="T1">reference type</text:span> variable, such as <text:span text:style-name="Source_Text">string</text:span>, the named memory location stores a <text:span text:style-name="T2">reference to the value</text:span>, not the value itself</text:p>
            </text:list-item>
            <text:list-item>
              <text:p text:style-name="P192">All objects you create from your own classes, like <text:span text:style-name="Source_Text">Rectangle</text:span>, are reference types</text:p>
            </text:list-item>
          </text:list>
        </text:list-item>
        <text:list-item>
          <text:p text:style-name="P191">Object variables are references</text:p>
          <text:list text:style-name="L60">
            <text:list-item>
              <text:p text:style-name="P193">When you have a variable for a reference type, or “reference variable,” you need to be careful with the assignment operation</text:p>
            </text:list-item>
            <text:list-item>
              <text:p text:style-name="P193">Consider this code:</text:p>
              <text:p text:style-name="P194">!include code/snippets/referenceAssignment.cs</text:p>
            </text:list-item>
            <text:list-item>
              <text:p text:style-name="P193">The output is:</text:p>
              <text:p text:style-name="P195">Rectangle 1: 4 by 10</text:p>
              <text:p text:style-name="P196">Rectangle 2: 4 by 10</text:p>
            </text:list-item>
            <text:list-item>
              <text:p text:style-name="P193">The variables <text:span text:style-name="Source_Text">rect1</text:span> and <text:span text:style-name="Source_Text">rect2</text:span> actually refer to the same <text:span text:style-name="Source_Text">Rectangle</text:span> object, so <text:span text:style-name="Source_Text">rect2.SetLength(4)</text:span> seems to change the length of “both” rectangles</text:p>
            </text:list-item>
            <text:list-item>
              <text:p text:style-name="P193">The assignment operator copies the contents of the variable, but a reference variable contains a <text:span text:style-name="T2">reference</text:span> to an object – so that’s what gets copied (in <text:span text:style-name="Source_Text">Rectangle rect2 = rect1</text:span>), not the object itself</text:p>
            </text:list-item>
            <text:list-item>
              <text:p text:style-name="P193">In more detail:</text:p>
              <text:list text:style-name="L61">
                <text:list-item>
                  <text:p text:style-name="P197"><text:span text:style-name="Source_Text">Rectangle rect1 = new Rectangle()</text:span> creates a new Rectangle object somewhere in memory, then creates a reference variable named <text:span text:style-name="Source_Text">rect1</text:span> somewhere else in memory. The variable named <text:span text:style-name="Source_Text">rect1</text:span> is initialized with the memory address of the Rectangle object, i.e. a reference to the object</text:p>
                </text:list-item>
                <text:list-item>
                  <text:p text:style-name="P197"><text:span text:style-name="Source_Text">rect1.SetLength(8)</text:span> reads the address of the Rectangle object from the <text:span text:style-name="Source_Text">rect1</text:span> variable, finds the object in memory, and executes the <text:span text:style-name="Source_Text">SetLength</text:span> method on that object (changing its length to 8)</text:p>
                </text:list-item>
                <text:list-item>
                  <text:p text:style-name="P197"><text:span text:style-name="Source_Text">rect1.SetWidth(10)</text:span> does the same thing, finds the same object, and sets its width to 10</text:p>
                </text:list-item>
                <text:list-item>
                  <text:p text:style-name="P197"><text:span text:style-name="Source_Text">Rectangle rect2 = rect1</text:span> creates a reference variable named <text:span text:style-name="Source_Text">rect2</text:span> in memory, but does not create a new Rectangle object. Instead, it initializes <text:span text:style-name="Source_Text">rect2</text:span> with the same memory address that is stored in <text:span text:style-name="Source_Text">rect1</text:span>, referring to the same Rectangle object</text:p>
                </text:list-item>
                <text:list-item>
                  <text:p text:style-name="P197"><text:span text:style-name="Source_Text">rect2.SetLength(4)</text:span> reads the address of a Rectangle object from the <text:span text:style-name="Source_Text">rect2</text:span> variable, finds that object in memory, and sets its length to 4 – but this is the exact same Rectangle object that <text:span text:style-name="Source_Text">rect1</text:span> refers to</text:p>
                </text:list-item>
              </text:list>
            </text:list-item>
          </text:list>
        </text:list-item>
        <text:list-item>
          <text:p text:style-name="P191">Reference types can also appear in method parameters</text:p>
          <text:list text:style-name="L62">
            <text:list-item>
              <text:p text:style-name="P198">When you call a method, you provide an argument (a value) for each parameter in the method’s declaration</text:p>
            </text:list-item>
            <text:list-item>
              <text:p text:style-name="P198">Since the parameter is really a variable, the computer will then assign the argument to the parameter, just like variable assignment</text:p>
              <text:list text:style-name="L63">
                <text:list-item>
                  <text:p text:style-name="P199">For example, when you write <text:span text:style-name="Source_Text">rect1.SetLength(8)</text:span>, there is an implicit assignment <text:span text:style-name="Source_Text">lengthParameter = 8</text:span> that gets executed before executing the body of the <text:span text:style-name="Source_Text">SetLength</text:span> method</text:p>
                </text:list-item>
              </text:list>
            </text:list-item>
            <text:list-item>
              <text:p text:style-name="P198">This means if the parameter is a reference type (like an object), the parameter will get a copy of the reference, not a copy of the object</text:p>
            </text:list-item>
            <text:list-item>
              <text:p text:style-name="P198">When you use the parameter to modify the object, you will modify the same object that the caller provided as an argument</text:p>
            </text:list-item>
            <text:list-item>
              <text:p text:style-name="P198">This means objects can change other objects!</text:p>
            </text:list-item>
            <text:list-item>
              <text:p text:style-name="P198">For example, imagine we added this method to the Rectangle class:</text:p>
              <text:p text:style-name="P200">public void CopyToOther(Rectangle otherRect)</text:p>
              <text:p text:style-name="P201">{</text:p>
              <text:p text:style-name="P202"><text:s text:c="4"/>otherRect.SetLength(length);</text:p>
              <text:p text:style-name="P203"><text:s text:c="4"/>otherRect.SetWidth(width);</text:p>
              <text:p text:style-name="P204">}</text:p>
              <text:p text:style-name="P198">It uses the <text:span text:style-name="Source_Text">SetLength</text:span> and <text:span text:style-name="Source_Text">SetWidth</text:span> methods to modify its parameter, <text:span text:style-name="Source_Text">otherRect</text:span>. Specifically, it sets the parameter’s length and width to its own length and width.</text:p>
            </text:list-item>
            <text:list-item>
              <text:p text:style-name="P198">The <text:span text:style-name="Source_Text">Main</text:span> method of a program could do something like this:</text:p>
              <text:p text:style-name="P205">Rectangle rect1 = new Rectangle();</text:p>
              <text:p text:style-name="P206">Rectangle rect2 = new Rectangle();</text:p>
              <text:p text:style-name="P207">rect1.SetLength(8);</text:p>
              <text:p text:style-name="P208">rect1.SetWidth(10);</text:p>
              <text:p text:style-name="P209">rect1.CopyToOther(rect2);</text:p>
              <text:p text:style-name="P210">Console.WriteLine($"Rectangle 2: {rect2.GetLength()} "</text:p>
              <text:p text:style-name="P211"><text:s text:c="4"/>+ $"by {rect2.GetWidth()}");</text:p>
              <text:list text:style-name="L64">
                <text:list-item>
                  <text:p text:style-name="P212">First it creates two different <text:span text:style-name="Source_Text">Rectangle</text:span> objects (note the two calls to <text:span text:style-name="Source_Text">new</text:span>), then it sets the length and width of one object, using <text:span text:style-name="Source_Text">rect1.SetLength</text:span> and <text:span text:style-name="Source_Text">rect1.SetWidth</text:span></text:p>
                </text:list-item>
                <text:list-item>
                  <text:p text:style-name="P212">Then it calls the <text:span text:style-name="Source_Text">CopyToOther</text:span> method with an argument of <text:span text:style-name="Source_Text">rect2</text:span>. This transfers control to the method and (implicitly) makes the assignment <text:span text:style-name="Source_Text">otherRect = rect2</text:span></text:p>
                </text:list-item>
                <text:list-item>
                  <text:p text:style-name="P212">Since <text:span text:style-name="Source_Text">otherRect</text:span> and <text:span text:style-name="Source_Text">rect2</text:span> are now reference variables referring to the same object, the calls to <text:span text:style-name="Source_Text">otherRect.SetLength</text:span> and <text:span text:style-name="Source_Text">otherRect.SetWidth</text:span> within the method will modify that object</text:p>
                </text:list-item>
                <text:list-item>
                  <text:p text:style-name="P212">After the call to <text:span text:style-name="Source_Text">CopyToOther</text:span>, the object referred to by <text:span text:style-name="Source_Text">rect2</text:span> has a length of 8 and a width of 10, even though we never called <text:span text:style-name="Source_Text">rect2.SetLength</text:span> or <text:span text:style-name="Source_Text">rect2.SetWidth</text:span></text:p>
                </text:list-item>
              </text:list>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font-family-generic="swiss" style:font-pitch="variable" style:name="Arial" svg:font-family="Arial"/>
    <style:font-face style:font-family-generic="modern" style:font-pitch="fixed" style:name="Courier New" svg:font-family="'Courier New'"/>
    <style:font-face style:font-adornments="Regular" style:font-pitch="fixed" style:name="Hack" svg:font-family="Hack"/>
    <style:font-face style:font-family-generic="system" style:font-pitch="variable" style:name="Lucida Sans Unicode" svg:font-family="'Lucida Sans Unicode'"/>
    <style:font-face style:name="StarSymbol" svg:font-family="StarSymbol"/>
    <style:font-face style:name="Tahoma" svg:font-family="Tahoma"/>
    <style:font-face style:font-family-generic="system" style:font-pitch="variable" style:name="Tahoma1" svg:font-family="Tahoma"/>
    <style:font-face style:font-family-generic="roman" style:font-pitch="variable" style:name="Times New Roman" svg:font-family="'Times New Roman'"/>
    <style:font-face style:font-adornments="Book" style:font-family-generic="swiss" style:font-pitch="variable" style:name="URW Gothic" svg:font-family="'URW Gothic'"/>
  </office:font-face-decls>
  <office:styles>
    <style:default-style style:family="graphic">
      <style:graphic-properties draw:end-line-spacing-horizontal="0.1114in" draw:end-line-spacing-vertical="0.1114in" draw:fill-color="#729fcf" draw:shadow-offset-x="0.1181in" draw:shadow-offset-y="0.1181in" draw:start-line-spacing-horizontal="0.1114in" draw:start-line-spacing-vertical="0.1114in" style:flow-with-text="false" svg:stroke-color="#3465a4" fo:wrap-option="wrap"/>
      <style:paragraph-properties style:font-independent-line-spacing="false" style:line-break="strict" style:text-autospace="ideograph-alpha">
        <style:tab-stops/>
      </style:paragraph-properties>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US" fo:font-size="12pt" fo:language="en" loext:color-lum-mod="100%" loext:color-lum-off="0%" loext:opacity="0%"/>
    </style:default-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US" fo:font-size="12pt" fo:hyphenate="false" fo:hyphenation-push-char-count="2" fo:hyphenation-remain-char-count="2" fo:language="en" loext:hyphenation-no-caps="false" loext:hyphenation-no-last-word="false" loext:hyphenation-word-char-count="no-limit" loext:hyphenation-zone="no-limit" loext:opacity="0%"/>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text-properties style:font-family-generic="swiss" style:font-name="URW Gothic" style:font-pitch="variable" style:font-style-name="Book" fo:font-family="'URW Gothic'"/>
    </style:style>
    <style:style style:class="html" style:family="paragraph" style:name="Author" style:parent-style-name="Standard">
      <style:paragraph-properties style:justify-single-word="false" fo:text-align="center"/>
    </style:style>
    <style:style style:class="html" style:family="paragraph" style:name="Date" style:parent-style-name="Standard">
      <style:paragraph-properties style:justify-single-word="false"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style style:class="text" style:family="paragraph" style:name="Heading" style:next-style-name="Text_20_body" style:parent-style-name="Standard">
      <style:paragraph-properties style:contextual-spacing="false" fo:keep-with-next="always" fo:margin-bottom="0.0835in" fo:margin-top="0.1665in"/>
      <style:text-properties style:font-family-asian="'Lucida Sans Unicode'" style:font-family-complex="Tahoma" style:font-family-generic="swiss" style:font-family-generic-asian="system" style:font-family-generic-complex="system" style:font-name="Arial" style:font-name-asian="Lucida Sans Unicode" style:font-name-complex="Tahoma1" style:font-pitch="variable" style:font-pitch-asian="variable" style:font-pitch-complex="variable" style:font-size-asian="14pt" style:font-size-complex="14pt" fo:font-family="Arial"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family-complex="Tahoma" style:font-name-complex="Tahoma"/>
    </style:style>
    <style:style style:class="extra" style:family="paragraph" style:name="Caption" style:parent-style-name="Standard">
      <style:paragraph-properties style:contextual-spacing="false" text:line-number="0" text:number-lines="false" fo:margin-bottom="0.0835in" fo:margin-top="0.0835in"/>
      <style:text-properties style:font-family-complex="Tahoma" style:font-name-complex="Tahoma" style:font-size-asian="12pt" style:font-size-complex="12pt" style:font-style-asian="italic" style:font-style-complex="italic" fo:font-size="12pt" fo:font-style="italic"/>
    </style:style>
    <style:style style:class="extra" style:family="paragraph" style:name="Table" style:parent-style-name="Caption"/>
    <style:style style:class="extra" style:family="paragraph" style:name="FigureCaption" style:parent-style-name="Caption"/>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family-complex="Tahoma" style:font-name-complex="Tahoma"/>
    </style:style>
    <style:style style:class="text" style:default-outline-level="1" style:display-name="Heading 1" style:family="paragraph" style:name="Heading_20_1" style:next-style-name="Text_20_body" style:parent-style-name="Heading">
      <style:text-properties style:font-family-generic="swiss" style:font-name="URW Gothic" style:font-pitch="variable" style:font-size-asian="115%" style:font-size-complex="115%" style:font-style-name="Book" style:font-weight-asian="bold" style:font-weight-complex="bold" fo:font-family="'URW Gothic'" fo:font-size="115%" fo:font-weight="normal"/>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none" fo:font-family="Hack" fo:font-size="10pt" fo:language="zxx"/>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display-name="Header and Footer" style:family="paragraph" style:name="Header_20_and_20_Footer" style:parent-style-name="Standard">
      <style:paragraph-properties text:line-number="0" text:number-lines="false">
        <style:tab-stops>
          <style:tab-stop style:position="3.4626in" style:type="center"/>
          <style:tab-stop style:position="6.9252in" style:type="right"/>
        </style:tab-stops>
      </style:paragraph-properties>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Source_Text" style:family="text" style:name="Source_5f_Text">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none" fo:font-family="Hack" fo:font-size="10pt" fo:language="zxx"/>
    </style:style>
    <style:style style:family="text" style:name="Highlighted">
      <style:text-properties fo:background-color="#ffff38"/>
    </style:style>
    <style:style style:display-name="Numbering Symbols" style:family="text" style:name="Numbering_20_Symbols"/>
    <style:style style:display-name="Bullet Symbols" style:family="text" style:name="Bullet_20_Symbols">
      <style:text-properties style:font-family-asian="StarSymbol" style:font-family-complex="StarSymbol" style:font-name="StarSymbol" style:font-name-asian="StarSymbol" style:font-name-complex="StarSymbol" style:font-size-asian="9pt" style:font-size-complex="9pt" fo:font-family="StarSymbol"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text-line-through-type="single"/>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style:style>
    <style:style style:display-name="Internet link" style:family="text" style:name="Internet_20_link">
      <style:text-properties style:text-underline-color="font-color" style:text-underline-style="solid" style:text-underline-width="auto" fo:color="#000080" loext:opacity="10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loext:num-list-format="%1%">
        <style:list-level-properties text:min-label-distance="0.15in"/>
      </text:outline-level-style>
      <text:outline-level-style style:num-format="" text:level="2" loext:num-list-format="%2%">
        <style:list-level-properties text:min-label-distance="0.15in"/>
      </text:outline-level-style>
      <text:outline-level-style style:num-format="" text:level="3" loext:num-list-format="%3%">
        <style:list-level-properties text:min-label-distance="0.15in"/>
      </text:outline-level-style>
      <text:outline-level-style style:num-format="" text:level="4" loext:num-list-format="%4%">
        <style:list-level-properties text:min-label-distance="0.15in"/>
      </text:outline-level-style>
      <text:outline-level-style style:num-format="" text:level="5" loext:num-list-format="%5%">
        <style:list-level-properties text:min-label-distance="0.15in"/>
      </text:outline-level-style>
      <text:outline-level-style style:num-format="" text:level="6" loext:num-list-format="%6%">
        <style:list-level-properties text:min-label-distance="0.15in"/>
      </text:outline-level-style>
      <text:outline-level-style style:num-format="" text:level="7" loext:num-list-format="%7%">
        <style:list-level-properties text:min-label-distance="0.15in"/>
      </text:outline-level-style>
      <text:outline-level-style style:num-format="" text:level="8" loext:num-list-format="%8%">
        <style:list-level-properties text:min-label-distance="0.15in"/>
      </text:outline-level-style>
      <text:outline-level-style style:num-format="" text:level="9" loext:num-list-format="%9%">
        <style:list-level-properties text:min-label-distance="0.15in"/>
      </text:outline-level-style>
      <text:outline-level-style style:num-format="" text:level="10" loext:num-list-format="%10%">
        <style:list-level-properties text:min-label-distance="0.15in"/>
      </text:outline-level-style>
    </text:outline-style>
    <text:list-style style:display-name="List 1" style:name="List_20_1">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loext:num-list-format="%1%">
        <style:list-level-properties text:min-label-width="0.1181in"/>
        <style:text-properties style:font-name="StarSymbol"/>
      </text:list-level-style-bullet>
      <text:list-level-style-bullet text:bullet-char="–" text:level="2" text:style-name="Numbering_20_Symbols" loext:num-list-format="%2%">
        <style:list-level-properties text:min-label-width="0.1181in" text:space-before="0.1181in"/>
        <style:text-properties style:font-name="StarSymbol"/>
      </text:list-level-style-bullet>
      <text:list-level-style-bullet text:bullet-char="–" text:level="3" text:style-name="Numbering_20_Symbols" loext:num-list-format="%3%">
        <style:list-level-properties text:min-label-width="0.1181in" text:space-before="0.2362in"/>
        <style:text-properties style:font-name="StarSymbol"/>
      </text:list-level-style-bullet>
      <text:list-level-style-bullet text:bullet-char="–" text:level="4" text:style-name="Numbering_20_Symbols" loext:num-list-format="%4%">
        <style:list-level-properties text:min-label-width="0.1181in" text:space-before="0.3539in"/>
        <style:text-properties style:font-name="StarSymbol"/>
      </text:list-level-style-bullet>
      <text:list-level-style-bullet text:bullet-char="–" text:level="5" text:style-name="Numbering_20_Symbols" loext:num-list-format="%5%">
        <style:list-level-properties text:min-label-width="0.1181in" text:space-before="0.472in"/>
        <style:text-properties style:font-name="StarSymbol"/>
      </text:list-level-style-bullet>
      <text:list-level-style-bullet text:bullet-char="–" text:level="6" text:style-name="Numbering_20_Symbols" loext:num-list-format="%6%">
        <style:list-level-properties text:min-label-width="0.1181in" text:space-before="0.5902in"/>
        <style:text-properties style:font-name="StarSymbol"/>
      </text:list-level-style-bullet>
      <text:list-level-style-bullet text:bullet-char="–" text:level="7" text:style-name="Numbering_20_Symbols" loext:num-list-format="%7%">
        <style:list-level-properties text:min-label-width="0.1181in" text:space-before="0.7091in"/>
        <style:text-properties style:font-name="StarSymbol"/>
      </text:list-level-style-bullet>
      <text:list-level-style-bullet text:bullet-char="–" text:level="8" text:style-name="Numbering_20_Symbols" loext:num-list-format="%8%">
        <style:list-level-properties text:min-label-width="0.1181in" text:space-before="0.8272in"/>
        <style:text-properties style:font-name="StarSymbol"/>
      </text:list-level-style-bullet>
      <text:list-level-style-bullet text:bullet-char="–" text:level="9" text:style-name="Numbering_20_Symbols" loext:num-list-format="%9%">
        <style:list-level-properties text:min-label-width="0.1181in" text:space-before="0.9453in"/>
        <style:text-properties style:font-name="StarSymbol"/>
      </text:list-level-style-bullet>
      <text:list-level-style-bullet text:bullet-char="–" text:level="10" text:style-name="Numbering_20_Symbols" loext:num-list-format="%10%">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loext:num-list-format="%1%">
        <style:list-level-properties text:min-label-width="0.1555in"/>
        <style:text-properties style:font-name="StarSymbol"/>
      </text:list-level-style-bullet>
      <text:list-level-style-bullet text:bullet-char="□" text:level="2" text:style-name="Numbering_20_Symbols" loext:num-list-format="%2%">
        <style:list-level-properties text:min-label-width="0.1555in" text:space-before="0.1555in"/>
        <style:text-properties style:font-name="StarSymbol"/>
      </text:list-level-style-bullet>
      <text:list-level-style-bullet text:bullet-char="☑" text:level="3" text:style-name="Numbering_20_Symbols" loext:num-list-format="%3%">
        <style:list-level-properties text:min-label-width="0.1555in"/>
        <style:text-properties style:font-name="StarSymbol"/>
      </text:list-level-style-bullet>
      <text:list-level-style-bullet text:bullet-char="□" text:level="4" text:style-name="Numbering_20_Symbols" loext:num-list-format="%4%">
        <style:list-level-properties text:min-label-width="0.1555in" text:space-before="0.1555in"/>
        <style:text-properties style:font-name="StarSymbol"/>
      </text:list-level-style-bullet>
      <text:list-level-style-bullet text:bullet-char="☑" text:level="5" text:style-name="Numbering_20_Symbols" loext:num-list-format="%5%">
        <style:list-level-properties text:min-label-width="0.1555in"/>
        <style:text-properties style:font-name="StarSymbol"/>
      </text:list-level-style-bullet>
      <text:list-level-style-bullet text:bullet-char="□" text:level="6" text:style-name="Numbering_20_Symbols" loext:num-list-format="%6%">
        <style:list-level-properties text:min-label-width="0.1555in" text:space-before="0.1555in"/>
        <style:text-properties style:font-name="StarSymbol"/>
      </text:list-level-style-bullet>
      <text:list-level-style-bullet text:bullet-char="☑" text:level="7" text:style-name="Numbering_20_Symbols" loext:num-list-format="%7%">
        <style:list-level-properties text:min-label-width="0.1555in"/>
        <style:text-properties style:font-name="StarSymbol"/>
      </text:list-level-style-bullet>
      <text:list-level-style-bullet text:bullet-char="□" text:level="8" text:style-name="Numbering_20_Symbols" loext:num-list-format="%8%">
        <style:list-level-properties text:min-label-width="0.1555in" text:space-before="0.1555in"/>
        <style:text-properties style:font-name="StarSymbol"/>
      </text:list-level-style-bullet>
      <text:list-level-style-bullet text:bullet-char="☑" text:level="9" text:style-name="Numbering_20_Symbols" loext:num-list-format="%9%">
        <style:list-level-properties text:min-label-width="0.1555in"/>
        <style:text-properties style:font-name="StarSymbol"/>
      </text:list-level-style-bullet>
      <text:list-level-style-bullet text:bullet-char="□" text:level="10" text:style-name="Numbering_20_Symbols" loext:num-list-format="%10%">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Numbering 1" style:name="Numbering_20_1">
      <text:list-level-style-number style:num-format="1" style:num-suffix="." text:level="1" text:style-name="Numbering_20_Symbols" loext:num-list-format="%1%.">
        <style:list-level-properties text:min-label-width="0.1965in"/>
      </text:list-level-style-number>
      <text:list-level-style-number style:num-format="1" style:num-suffix="." text:level="2" text:style-name="Numbering_20_Symbols" loext:num-list-format="%2%.">
        <style:list-level-properties text:min-label-width="0.1965in" text:space-before="0.1972in"/>
      </text:list-level-style-number>
      <text:list-level-style-number style:num-format="1" style:num-suffix="." text:level="3" text:style-name="Numbering_20_Symbols" loext:num-list-format="%3%.">
        <style:list-level-properties text:min-label-width="0.1965in" text:space-before="0.3937in"/>
      </text:list-level-style-number>
      <text:list-level-style-number style:num-format="1" style:num-suffix="." text:level="4" text:style-name="Numbering_20_Symbols" loext:num-list-format="%4%.">
        <style:list-level-properties text:min-label-width="0.1965in" text:space-before="0.5909in"/>
      </text:list-level-style-number>
      <text:list-level-style-number style:num-format="1" style:num-suffix="." text:level="5" text:style-name="Numbering_20_Symbols" loext:num-list-format="%5%.">
        <style:list-level-properties text:min-label-width="0.1965in" text:space-before="0.7874in"/>
      </text:list-level-style-number>
      <text:list-level-style-number style:num-format="1" style:num-suffix="." text:level="6" text:style-name="Numbering_20_Symbols" loext:num-list-format="%6%.">
        <style:list-level-properties text:min-label-width="0.1965in" text:space-before="0.9846in"/>
      </text:list-level-style-number>
      <text:list-level-style-number style:num-format="1" style:num-suffix="." text:level="7" text:style-name="Numbering_20_Symbols" loext:num-list-format="%7%.">
        <style:list-level-properties text:min-label-width="0.1965in" text:space-before="1.1815in"/>
      </text:list-level-style-number>
      <text:list-level-style-number style:num-format="1" style:num-suffix="." text:level="8" text:style-name="Numbering_20_Symbols" loext:num-list-format="%8%.">
        <style:list-level-properties text:min-label-width="0.1965in" text:space-before="1.3787in"/>
      </text:list-level-style-number>
      <text:list-level-style-number style:num-format="1" style:num-suffix="." text:level="9" text:style-name="Numbering_20_Symbols" loext:num-list-format="%9%.">
        <style:list-level-properties text:min-label-width="0.1965in" text:space-before="1.5752in"/>
      </text:list-level-style-number>
      <text:list-level-style-number style:num-format="1" style:num-suffix="." text:level="10" text:style-name="Numbering_20_Symbols" loext:num-list-format="%10%.">
        <style:list-level-properties text:min-label-width="0.1965in" text:space-before="1.7724in"/>
      </text:list-level-style-number>
    </text:list-style>
    <text:list-style style:display-name="Numbering 2" style:name="Numbering_20_2">
      <text:list-level-style-number style:num-format="1" text:level="1" text:style-name="Numbering_20_Symbols" loext:num-list-format="%1%">
        <style:list-level-properties text:min-label-width="0.1965in"/>
      </text:list-level-style-number>
      <text:list-level-style-number style:num-format="1" text:level="2" text:start-value="2" text:style-name="Numbering_20_Symbols" loext:num-list-format="%2%">
        <style:list-level-properties text:min-label-width="0.1965in" text:space-before="0.1965in"/>
      </text:list-level-style-number>
      <text:list-level-style-number style:num-format="1" text:level="3" text:start-value="3" text:style-name="Numbering_20_Symbols" loext:num-list-format="%3%">
        <style:list-level-properties text:min-label-width="0.3937in" text:space-before="0.3929in"/>
      </text:list-level-style-number>
      <text:list-level-style-number style:num-format="1" text:level="4" text:start-value="4" text:style-name="Numbering_20_Symbols" loext:num-list-format="%4%">
        <style:list-level-properties text:min-label-width="0.4925in" text:space-before="0.7866in"/>
      </text:list-level-style-number>
      <text:list-level-style-number style:num-format="1" text:level="5" text:start-value="5" text:style-name="Numbering_20_Symbols" loext:num-list-format="%5%">
        <style:list-level-properties text:min-label-width="0.5902in" text:space-before="1.2791in"/>
      </text:list-level-style-number>
      <text:list-level-style-number style:num-format="1" text:level="6" text:start-value="6" text:style-name="Numbering_20_Symbols" loext:num-list-format="%6%">
        <style:list-level-properties text:min-label-width="0.7091in" text:space-before="1.8693in"/>
      </text:list-level-style-number>
      <text:list-level-style-number style:num-format="1" text:level="7" text:start-value="7" text:style-name="Numbering_20_Symbols" loext:num-list-format="%7%">
        <style:list-level-properties text:min-label-width="0.9055in" text:space-before="2.5783in"/>
      </text:list-level-style-number>
      <text:list-level-style-number style:num-format="1" text:level="8" text:start-value="8" text:style-name="Numbering_20_Symbols" loext:num-list-format="%8%">
        <style:list-level-properties text:min-label-width="1.0236in" text:space-before="3.4839in"/>
      </text:list-level-style-number>
      <text:list-level-style-number style:num-format="1" text:level="9" text:start-value="9" text:style-name="Numbering_20_Symbols" loext:num-list-format="%9%">
        <style:list-level-properties text:min-label-width="1.1028in" text:space-before="4.5075in"/>
      </text:list-level-style-number>
      <text:list-level-style-number style:num-format="1" text:level="10" text:start-value="10" text:style-name="Numbering_20_Symbols" loext:num-list-format="%10%">
        <style:list-level-properties text:min-label-width="1.2209in" text:space-before="5.6102in"/>
      </text:list-level-style-number>
    </text:list-style>
    <text:list-style style:display-name="Numbering 3" style:name="Numbering_20_3">
      <text:list-level-style-number style:num-format="1" text:level="1" text:style-name="Numbering_20_Symbols" loext:num-list-format="%1%">
        <style:list-level-properties text:min-label-width="1.1811in"/>
      </text:list-level-style-number>
      <text:list-level-style-number style:num-format="1" text:level="2" text:start-value="2" text:style-name="Numbering_20_Symbols" loext:num-list-format="%2%">
        <style:list-level-properties text:min-label-width="1.1811in" text:space-before="1.1815in"/>
      </text:list-level-style-number>
      <text:list-level-style-number style:num-format="1" text:level="3" text:start-value="3" text:style-name="Numbering_20_Symbols" loext:num-list-format="%3%">
        <style:list-level-properties text:min-label-width="1.1811in" text:space-before="2.3626in"/>
      </text:list-level-style-number>
      <text:list-level-style-number style:num-format="1" text:level="4" text:start-value="4" text:style-name="Numbering_20_Symbols" loext:num-list-format="%4%">
        <style:list-level-properties text:min-label-width="1.1811in" text:space-before="3.5441in"/>
      </text:list-level-style-number>
      <text:list-level-style-number style:num-format="1" text:level="5" text:start-value="5" text:style-name="Numbering_20_Symbols" loext:num-list-format="%5%">
        <style:list-level-properties text:min-label-width="1.1811in" text:space-before="4.7252in"/>
      </text:list-level-style-number>
      <text:list-level-style-number style:num-format="1" text:level="6" text:start-value="6" text:style-name="Numbering_20_Symbols" loext:num-list-format="%6%">
        <style:list-level-properties text:min-label-width="1.1811in" text:space-before="5.9063in"/>
      </text:list-level-style-number>
      <text:list-level-style-number style:num-format="1" text:level="7" text:start-value="7" text:style-name="Numbering_20_Symbols" loext:num-list-format="%7%">
        <style:list-level-properties text:min-label-width="1.1811in" text:space-before="7.0878in"/>
      </text:list-level-style-number>
      <text:list-level-style-number style:num-format="1" text:level="8" text:start-value="8" text:style-name="Numbering_20_Symbols" loext:num-list-format="%8%">
        <style:list-level-properties text:min-label-width="1.1811in" text:space-before="8.2689in"/>
      </text:list-level-style-number>
      <text:list-level-style-number style:num-format="1" text:level="9" text:start-value="9" text:style-name="Numbering_20_Symbols" loext:num-list-format="%9%">
        <style:list-level-properties text:min-label-width="1.1811in" text:space-before="9.45in"/>
      </text:list-level-style-number>
      <text:list-level-style-number style:num-format="1" text:level="10" text:start-value="10" text:style-name="Numbering_20_Symbols" loext:num-list-format="%10%">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loext:num-list-format="%1%.">
        <style:list-level-properties text:min-label-width="0.1965in"/>
      </text:list-level-style-number>
      <text:list-level-style-number style:num-format="I" style:num-suffix="." text:level="2" text:start-value="2" text:style-name="Numbering_20_Symbols" loext:num-list-format="%2%.">
        <style:list-level-properties text:min-label-width="0.1965in" text:space-before="0.1972in"/>
      </text:list-level-style-number>
      <text:list-level-style-number style:num-format="I" style:num-suffix="." text:level="3" text:start-value="3" text:style-name="Numbering_20_Symbols" loext:num-list-format="%3%.">
        <style:list-level-properties text:min-label-width="0.1965in" text:space-before="0.3937in"/>
      </text:list-level-style-number>
      <text:list-level-style-number style:num-format="I" style:num-suffix="." text:level="4" text:start-value="4" text:style-name="Numbering_20_Symbols" loext:num-list-format="%4%.">
        <style:list-level-properties text:min-label-width="0.1965in" text:space-before="0.5909in"/>
      </text:list-level-style-number>
      <text:list-level-style-number style:num-format="I" style:num-suffix="." text:level="5" text:start-value="5" text:style-name="Numbering_20_Symbols" loext:num-list-format="%5%.">
        <style:list-level-properties text:min-label-width="0.1965in" text:space-before="0.7874in"/>
      </text:list-level-style-number>
      <text:list-level-style-number style:num-format="I" style:num-suffix="." text:level="6" text:start-value="6" text:style-name="Numbering_20_Symbols" loext:num-list-format="%6%.">
        <style:list-level-properties text:min-label-width="0.1965in" text:space-before="0.9846in"/>
      </text:list-level-style-number>
      <text:list-level-style-number style:num-format="I" style:num-suffix="." text:level="7" text:start-value="7" text:style-name="Numbering_20_Symbols" loext:num-list-format="%7%.">
        <style:list-level-properties text:min-label-width="0.1965in" text:space-before="1.1815in"/>
      </text:list-level-style-number>
      <text:list-level-style-number style:num-format="I" style:num-suffix="." text:level="8" text:start-value="8" text:style-name="Numbering_20_Symbols" loext:num-list-format="%8%.">
        <style:list-level-properties text:min-label-width="0.1965in" text:space-before="1.3787in"/>
      </text:list-level-style-number>
      <text:list-level-style-number style:num-format="I" style:num-suffix="." text:level="9" text:start-value="9" text:style-name="Numbering_20_Symbols" loext:num-list-format="%9%.">
        <style:list-level-properties text:min-label-width="0.1965in" text:space-before="1.5752in"/>
      </text:list-level-style-number>
      <text:list-level-style-number style:num-format="I" style:num-suffix="." text:level="10" text:start-value="10" text:style-name="Numbering_20_Symbols" loext:num-list-format="%10%.">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loext:num-list-format="%1%.">
        <style:list-level-properties text:min-label-width="0.1575in"/>
      </text:list-level-style-number>
      <text:list-level-style-number style:num-format="1" style:num-suffix="." text:display-levels="2" text:level="2" text:start-value="2" text:style-name="Numbering_20_Symbols" loext:num-list-format="%1%.%2%.">
        <style:list-level-properties text:min-label-width="0.2563in" text:space-before="0.1772in"/>
      </text:list-level-style-number>
      <text:list-level-style-number style:num-format="a" style:num-suffix=")" text:level="3" text:start-value="3" text:style-name="Numbering_20_Symbols" loext:num-list-format="%3%)">
        <style:list-level-properties text:min-label-width="0.1772in" text:space-before="0.4331in"/>
      </text:list-level-style-number>
      <text:list-level-style-bullet text:bullet-char="•" text:level="4" text:style-name="Numbering_20_Symbols" loext:num-list-format="%4%">
        <style:list-level-properties text:min-label-width="0.1555in" text:space-before="0.6319in"/>
        <style:text-properties style:font-name="StarSymbol"/>
      </text:list-level-style-bullet>
      <text:list-level-style-bullet text:bullet-char="•" text:level="5" text:style-name="Numbering_20_Symbols" loext:num-list-format="%5%">
        <style:list-level-properties text:min-label-width="0.1555in" text:space-before="0.7874in"/>
        <style:text-properties style:font-name="StarSymbol"/>
      </text:list-level-style-bullet>
      <text:list-level-style-bullet text:bullet-char="•" text:level="6" text:style-name="Numbering_20_Symbols" loext:num-list-format="%6%">
        <style:list-level-properties text:min-label-width="0.1555in" text:space-before="0.9429in"/>
        <style:text-properties style:font-name="StarSymbol"/>
      </text:list-level-style-bullet>
      <text:list-level-style-bullet text:bullet-char="•" text:level="7" text:style-name="Numbering_20_Symbols" loext:num-list-format="%7%">
        <style:list-level-properties text:min-label-width="0.1555in" text:space-before="1.0988in"/>
        <style:text-properties style:font-name="StarSymbol"/>
      </text:list-level-style-bullet>
      <text:list-level-style-bullet text:bullet-char="•" text:level="8" text:style-name="Numbering_20_Symbols" loext:num-list-format="%8%">
        <style:list-level-properties text:min-label-width="0.1555in" text:space-before="1.2543in"/>
        <style:text-properties style:font-name="StarSymbol"/>
      </text:list-level-style-bullet>
      <text:list-level-style-bullet text:bullet-char="•" text:level="9" text:style-name="Numbering_20_Symbols" loext:num-list-format="%9%">
        <style:list-level-properties text:min-label-width="0.1555in" text:space-before="1.4098in"/>
        <style:text-properties style:font-name="StarSymbol"/>
      </text:list-level-style-bullet>
      <text:list-level-style-bullet text:bullet-char="•" text:level="10" text:style-name="Numbering_20_Symbols" loext:num-list-format="%10%">
        <style:list-level-properties text:min-label-width="0.1555in" text:space-before="1.5654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layout-grid-base-height="0.278in" style:layout-grid-color="#c0c0c0" style:layout-grid-display="false" style:layout-grid-lines="20" style:layout-grid-mode="none" style:layout-grid-print="false" style:layout-grid-ruby-below="false" style:layout-grid-ruby-height="0.139in" style:num-format="1" style:print-orientation="portrait" style:writing-mode="lr-tb" fo:margin-bottom="1in" fo:margin-left="1in" fo:margin-right="1in" fo:margin-top="1in" fo:page-height="11in" fo:page-width="8.5in" loext:margin-gutter="0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style:style style:family="drawing-page" style:name="Mdp1">
      <style:drawing-page-properties draw:background-size="full"/>
    </style:style>
  </office:automatic-styles>
  <office:master-styles>
    <style:master-page draw:style-name="Mdp1" style:name="Standard" style:page-layout-name="Mpm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2</meta:generator>
    <dc:title/>
    <dc:description/>
    <dc:subject/>
    <meta:keyword/>
    <meta:initial-creator/>
    <dc:creator/>
    <meta:creation-date>2024-08-15T18:01:52Z</meta:creation-date>
    <dc:date>2024-08-15T18:01:52Z</dc:date>
  </office:meta>
</office:document-meta>
</file>

<file path=Formula-0/content.xml><?xml version="1.0" encoding="utf-8"?>
<math xmlns="http://www.w3.org/1998/Math/MathML" display="inline">
  <mrow>
    <mn>12</mn>
    <mo>⋅</mo>
    <mn>3</mn>
    <mo>=</mo>
    <mn>36</mn>
  </mrow>
</math>
</file>

<file path=Formula-2/content.xml><?xml version="1.0" encoding="utf-8"?>
<math xmlns="http://www.w3.org/1998/Math/MathML" display="inline">
  <mrow>
    <mn>12</mn>
    <mo>⋅</mo>
    <mn>2</mn>
    <mo>=</mo>
    <mn>24</mn>
  </mrow>
</math>
</file>

<file path=Formula-4/content.xml><?xml version="1.0" encoding="utf-8"?>
<math xmlns="http://www.w3.org/1998/Math/MathML" display="inline">
  <mo>→</mo>
</math>
</file>

<file path=Formula-6/content.xml><?xml version="1.0" encoding="utf-8"?>
<math xmlns="http://www.w3.org/1998/Math/MathML" display="inline">
  <mo>→</mo>
</math>
</file>

<file path=Formula-8/content.xml><?xml version="1.0" encoding="utf-8"?>
<math xmlns="http://www.w3.org/1998/Math/MathML" display="inline">
  <mo>→</mo>
</math>
</file>